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143a8c" officeooo:paragraph-rsid="00143a8c"/>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angered Missing:&lt;/span&gt;&lt;/p&gt;&lt;p class="c5"&gt;<text:span text:style-name="T2">&lt;span class="c3 c4"&gt;Randolph Alger&lt;/span&gt;</text:span>&lt;/p&gt;&lt;p class="c5"&gt;&lt;span style="overflow: hidden; display: inline-block; margin: 0.00px 0.00px; border: 0.00px solid #000000; transform: rotate(0.00rad) translateZ(0px); -webkit-transform: rotate(0.00rad) translateZ(0px); width: 138.00px; height: 166.00px;"&gt;&lt;img alt="" src="https://lh4.googleusercontent.com/YjCa-FfnYhS3gj_8BxFdCDcSti8z6ky7ddGgw7Vsb6YHUsotnjGURrIKIxPA5Puuw0aJ9bcZvDAqpZ0aB3vVjSPBMkW8I4HtLUhO5brLnSxJk9XdZFynJm8jhe4" style="width: 138.00px; height: 166.00px; margin-left: 0.00px; margin-top: 0.00px; transform: rotate(0.00rad) translateZ(0px); -webkit-transform: rotate(0.00rad) translateZ(0px);" title=""&gt;&lt;/span&gt;&lt;/p&gt;&lt;p&gt;<text:span text:style-name="T2">&lt;span class="c3 c4"&gt;Age at time of disappearance:&lt;/span&gt;&lt;span class="c3"&gt; 64 &lt;/span&gt;</text:span>&lt;/p&gt;&lt;p&gt;&lt;span class="c3 c4"&gt;Sex:&lt;/span&gt;&lt;span class="c3"&gt;  Male&lt;/span&gt;&lt;/p&gt;&lt;p&gt;&lt;span class="c3 c4"&gt;Weight:&lt;/span&gt;&lt;span class="c3"&gt;  220 lbs&lt;/span&gt;&lt;/p&gt;&lt;p&gt;&lt;span class="c3 c4"&gt;Hair:&lt;/span&gt;&lt;span class="c3"&gt;  Gray&lt;/span&gt;&lt;/p&gt;&lt;p&gt;&lt;span class="c3 c4"&gt;Height:&lt;/span&gt;&lt;span class="c3"&gt;  5&amp;#39; 8&amp;quot;&lt;/span&gt;&lt;/p&gt;&lt;p&gt;&lt;span class="c3 c4"&gt;Eyes:&lt;/span&gt;&lt;span class="c3"&gt;  Hazel&lt;/span&gt;&lt;/p&gt;&lt;p&gt;&lt;span class="c3 c4"&gt;Race:&lt;/span&gt;&lt;span class="c3"&gt;  White&lt;/span&gt;&lt;/p&gt;&lt;p&gt;&lt;span class="c3 c4"&gt;Missing:&lt;/span&gt;&lt;span class="c3"&gt;  June 22, 2010&lt;/span&gt;&lt;/p&gt;&lt;p&gt;&lt;span class="c3 c4"&gt;Details: &lt;/span&gt;&lt;/p&gt;&lt;p&gt;&lt;span class="c3"&gt;R&lt;/span&gt;&lt;span class="c3 c4"&gt;andolph has a tattoo of an eagle on his forearm.&lt;/span&gt;&lt;/p&gt;&lt;p&gt;&lt;span class="c3 c4"&gt;Contact&lt;/span&gt;&lt;span class="c3"&gt;: Page County Sheriff’s Office (540) 743-6571&lt;/span&gt;&lt;/p&gt;&lt;p&gt;&lt;span class="c3"&gt;&lt;/span&gt;&lt;/p&gt;&lt;p&gt;&lt;span class="c3"&gt;&lt;/span&gt;&lt;/p&gt;&lt;p&gt;&lt;span class="c3 c4"&gt;JEREMY JAMES ANAYA&lt;/span&gt;&lt;/p&gt;&lt;p&gt;&lt;span style="overflow: hidden; display: inline-block; margin: 0.00px 0.00px; border: 0.00px solid #000000; transform: rotate(0.00rad) translateZ(0px); -webkit-transform: rotate(0.00rad) translateZ(0px); width: 100.23px; height: 133.50px;"&gt;&lt;img alt="ANAYA MISSING PERSON1.jpg" src="https://lh6.googleusercontent.com/amD6ioGDIkuYrDrtiqPXriQr0bjNiW8uJqZ6zISVeqzG1j83WQ3TwOd-d-Mp2MnAuS61hOvkGYbAKyiYgFDcOH3g07bl1mwJuJKao2n-hFwbs9p38E0UmqxqIxg8NtzZsw" style="width: 100.23px; height: 133.50px; margin-left: 0.00px; margin-top: 0.00px; transform: rotate(0.00rad) translateZ(0px); -webkit-transform: rotate(0.00rad) translateZ(0px);" title=""&gt;&lt;/span&gt;&lt;/p&gt;&lt;p&gt;&lt;span class="c3 c4"&gt;&lt;/span&gt;&lt;/p&gt;&lt;p&gt;&lt;span class="c3 c4"&gt;Age at time of disappearance:&lt;/span&gt;&lt;span class="c3"&gt; 18&lt;/span&gt;&lt;/p&gt;&lt;p&gt;&lt;span class="c3 c4"&gt;Sex:&lt;/span&gt;&lt;span class="c3"&gt;  Male&lt;/span&gt;&lt;/p&gt;&lt;p&gt;&lt;span class="c3 c4"&gt;Weight:&lt;/span&gt;&lt;span class="c3"&gt;  145 lbs&lt;/span&gt;&lt;/p&gt;&lt;p&gt;&lt;span class="c3 c4"&gt;Height:&lt;/span&gt;&lt;span class="c3"&gt;  5&amp;#39; 9&amp;quot;&lt;/span&gt;&lt;/p&gt;&lt;p&gt;&lt;span class="c3 c4"&gt;Hair:&lt;/span&gt;&lt;span class="c3"&gt;  Brown&lt;/span&gt;&lt;/p&gt;&lt;p&gt;&lt;span class="c3 c4"&gt;Eyes:&lt;/span&gt;&lt;span class="c3"&gt;  Blue&lt;/span&gt;&lt;/p&gt;&lt;p&gt;&lt;span class="c3 c4"&gt;Race:&lt;/span&gt;&lt;span class="c3"&gt;  White&lt;/span&gt;&lt;/p&gt;&lt;p&gt;&lt;span class="c3 c4"&gt;Missing:&lt;/span&gt;&lt;span class="c3"&gt;  February 24, 2016&lt;/span&gt;&lt;/p&gt;&lt;p&gt;&lt;span class="c3 c4"&gt;Details: Jeremy was going to a friend’s house to study for a test.  He has not been heard from.  Jeremy has a cognitive disorder.  He is not on any medications.  &lt;/span&gt;&lt;/p&gt;&lt;p&gt;&lt;span class="c3 c4"&gt;Contact&lt;/span&gt;&lt;span class="c3"&gt;: Virginia Beach Police Department 757-385-4377&lt;/span&gt;&lt;/p&gt;&lt;p&gt;&lt;span class="c3"&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3 c4"&gt;&lt;/span&gt;&lt;/p&gt;&lt;p&gt;&lt;span class="c4 c8"&gt;&lt;/span&gt;&lt;/p&gt;&lt;p&gt;&lt;span class="c3 c4"&gt;Missing Person Involuntary:&lt;/span&gt;&lt;/p&gt;&lt;p&gt;&lt;span class="c3 c4"&gt;Norma Alicia Avillan&lt;/span&gt;&lt;/p&gt;&lt;p&gt;&lt;span style="overflow: hidden; display: inline-block; margin: 0.00px 0.00px; border: 0.00px solid #000000; transform: rotate(0.00rad) <text:soft-page-break/>translateZ(0px); -webkit-transform: rotate(0.00rad) translateZ(0px); width: 138.00px; height: 166.00px;"&gt;&lt;img alt="" src="https://lh3.googleusercontent.com/jz66LJjceLqFpzdhcCZq1-tp9v0ZAgKk-cHiY0P1Q3r2Rji45S99hcvIWRQUd27rqhklDCqx1S2nLT195C6PdX2rEn9T15Qp120cEiIQhZTbWrifTEwu4giJ3xU" style="width: 138.00px; height: 166.00px; margin-left: 0.00px; margin-top: 0.00px; transform: rotate(0.00rad) translateZ(0px); -webkit-transform: rotate(0.00rad) translateZ(0px);" title=""&gt;&lt;/span&gt;&lt;/p&gt;&lt;p&gt;&lt;span class="c3 c4"&gt;Age at time of disappearance:&lt;/span&gt;&lt;span class="c3"&gt; 51 &lt;/span&gt;&lt;/p&gt;&lt;p&gt;&lt;span class="c3 c4"&gt;Sex:&lt;/span&gt;&lt;span class="c3"&gt;  Female&lt;/span&gt;&lt;/p&gt;&lt;p&gt;&lt;span class="c3 c4"&gt;Weight:&lt;/span&gt;&lt;span class="c3"&gt;  118 lbs&lt;/span&gt;&lt;/p&gt;&lt;p&gt;&lt;span class="c3 c4"&gt;Hair:&lt;/span&gt;&lt;span class="c3"&gt;  Brown&lt;/span&gt;&lt;/p&gt;&lt;p&gt;&lt;span class="c3 c4"&gt;Height:&lt;/span&gt;&lt;span class="c3"&gt;  5&amp;#39; 3&amp;quot;&lt;/span&gt;&lt;/p&gt;&lt;p&gt;&lt;span class="c3 c4"&gt;Eyes:&lt;/span&gt;&lt;span class="c3"&gt;  Brown&lt;/span&gt;&lt;/p&gt;&lt;p&gt;&lt;span class="c3 c4"&gt;Race:&lt;/span&gt;&lt;span class="c3"&gt;  White&lt;/span&gt;&lt;/p&gt;&lt;p&gt;&lt;span class="c3 c4"&gt;Missing:&lt;/span&gt;&lt;span class="c3"&gt;  December 1, 2009&lt;/span&gt;&lt;/p&gt;&lt;p&gt;&lt;span class="c3 c4"&gt;Contact&lt;/span&gt;&lt;span class="c3"&gt;: Herndon Police Department (703) 435-6846&lt;/span&gt;&lt;/p&gt;&lt;a id="id.3mc0xj-s50wzj"&gt;&lt;/a&gt;&lt;p class="c5"&gt;&lt;span class="c7 c4"&gt;B &lt;/span&gt;&lt;/p&gt;&lt;p class="c1"&gt;&lt;span class="c4 c8"&gt;&lt;/span&gt;&lt;/p&gt;&lt;p class="c5"&gt;&lt;span class="c3"&gt;Kevin Floyd Baker&lt;/span&gt;&lt;/p&gt;&lt;p class="c5"&gt;&lt;span style="overflow: hidden; display: inline-block; margin: 0.00px 0.00px; border: 0.00px solid #000000; transform: rotate(0.00rad) translateZ(0px); -webkit-transform: rotate(0.00rad) translateZ(0px); width: 135.00px; height: 162.00px;"&gt;&lt;img alt="" src="https://lh4.googleusercontent.com/4E68QqL1R90ufda5VrZqEQdxmU1F4HTLkPiSHP8--V6zRL6Um6lrwIdJtO9LrerHgBYiPO3At8iE8lkRYLG6w18faAVkaN5FOFuvg74281KOgh6CbYmgVDsS2c0" style="width: 135.00px; height: 162.00px; margin-left: 0.00px; margin-top: 0.00px; transform: rotate(0.00rad) translateZ(0px); -webkit-transform: rotate(0.00rad) translateZ(0px);" title=""&gt;&lt;/span&gt;&lt;/p&gt;&lt;p&gt;&lt;span class="c3 c4"&gt;Age at time of disappearance:&lt;/span&gt;&lt;span class="c3"&gt; 31&lt;/span&gt;&lt;/p&gt;&lt;p&gt;&lt;span class="c3 c4"&gt;Sex:&lt;/span&gt;&lt;span class="c3"&gt;  Male&lt;/span&gt;&lt;/p&gt;&lt;p&gt;&lt;span class="c3 c4"&gt;Weight:&lt;/span&gt;&lt;span class="c3"&gt;  150 lbs&lt;/span&gt;&lt;/p&gt;&lt;p&gt;&lt;span class="c3 c4"&gt;Hair:&lt;/span&gt;&lt;span class="c3"&gt;  Black&lt;/span&gt;&lt;/p&gt;&lt;p&gt;&lt;span class="c3 c4"&gt;Height:&lt;/span&gt;&lt;span class="c3"&gt;  6&amp;#39; 2&amp;quot;&lt;/span&gt;&lt;/p&gt;&lt;p&gt;&lt;span class="c3 c4"&gt;Eyes:&lt;/span&gt;&lt;span class="c3"&gt;  Brown&lt;/span&gt;&lt;/p&gt;&lt;p&gt;&lt;span class="c3 c4"&gt;Race:&lt;/span&gt;&lt;span class="c3"&gt;  Black&lt;/span&gt;&lt;/p&gt;&lt;p&gt;&lt;span class="c3 c4"&gt;Missing:&lt;/span&gt;&lt;span class="c3"&gt;  S&lt;/span&gt;&lt;span class="c3 c4"&gt;eptember 8, 2007&lt;/span&gt;&lt;/p&gt;&lt;p&gt;&lt;span class="c3 c4"&gt;Contact&lt;/span&gt;&lt;span class="c3"&gt;: Virginia Beach Police Department (757) 385-8175 &lt;/span&gt;&lt;/p&gt;&lt;p class="c1"&gt;&lt;span class="c3 c15"&gt;&lt;/span&gt;&lt;/p&gt;&lt;p class="c1"&gt;&lt;span class="c3 c4"&gt;&lt;/span&gt;&lt;/p&gt;&lt;p class="c5"&gt;&lt;span class="c0"&gt;Endangered Missing:&lt;/span&gt;&lt;span class="c6 c3"&gt; &lt;br&gt;&lt;/span&gt;&lt;span class="c0"&gt;Donald Ray Billings&lt;/span&gt;&lt;/p&gt;&lt;p class="c5"&gt;&lt;span style="overflow: hidden; display: inline-block; margin: 0.00px 0.00px; border: 0.00px solid #000000; transform: rotate(0.00rad) translateZ(0px); -webkit-transform: rotate(0.00rad) translateZ(0px); width: 145.50px; height: 186.95px;"&gt;&lt;img alt="" src="https://lh5.googleusercontent.com/j8XmUhewpfEyoitVJRcar377QT2q1dWOsAvk7eIJW7tzv9y8rruQT48L4e7OtUEQeLHi40VBnzfS9nQxpN79EH8ov1YWegg2vG1wu_-0UJxqqEfk61cPZPqL" style="width: 145.50px; height: 186.95px; margin-left: 0.00px; margin-top: 0.00px; transform: rotate(0.00rad) translateZ(0px); -webkit-transform: rotate(0.00rad) translateZ(0px);" title=""&gt;&lt;/span&gt;&lt;/p&gt;&lt;p class="c5"&gt;&lt;span class="c0"&gt;Age at time of disappearance:&lt;/span&gt;&lt;span class="c6 c3"&gt; 30  &lt;/span&gt;&lt;/p&gt;&lt;p class="c5"&gt;&lt;span class="c0"&gt;Sex:&lt;/span&gt;&lt;span class="c6 c3"&gt;  Male&lt;/span&gt;&lt;/p&gt;&lt;p class="c5"&gt;&lt;span class="c0"&gt;Weight:&lt;/span&gt;&lt;span class="c6 c3"&gt;  160 lbs&lt;/span&gt;&lt;/p&gt;&lt;p class="c5"&gt;&lt;span class="c0"&gt;Hair:&lt;/span&gt;&lt;span class="c6 c3"&gt;  Brown&lt;/span&gt;&lt;/p&gt;&lt;p class="c5"&gt;&lt;span class="c0"&gt;Height:&lt;/span&gt;&lt;span class="c6 c3"&gt;  5&amp;#39; 6&amp;quot;&lt;/span&gt;&lt;/p&gt;&lt;p class="c5"&gt;&lt;span class="c0"&gt;Eyes:&lt;/span&gt;&lt;span class="c6 c3"&gt;  Brown&lt;/span&gt;&lt;/p&gt;&lt;p class="c5"&gt;&lt;span class="c0"&gt;Race:&lt;/span&gt;&lt;span class="c6 c3"&gt;  White&lt;/span&gt;&lt;/p&gt;&lt;p class="c5"&gt;&lt;span class="c0"&gt;Missing:&lt;/span&gt;&lt;span class="c6 c3"&gt;  February 14, 1997&lt;/span&gt;&lt;/p&gt;&lt;p class="c5"&gt;&lt;span class="c0"&gt;Details: &lt;/span&gt;&lt;span class="c6 c3"&gt;Donnie was last seen walking away from the scene of a car accident that he suffered in Marion, VA. He was wearing blue jeans and low cut brown shoes <text:soft-page-break/>and has a distinctive gap between his upper front teeth and is medium-complected.&lt;/span&gt;&lt;/p&gt;&lt;p class="c5"&gt;&lt;span class="c0"&gt;Contact&lt;/span&gt;&lt;span class="c6 c3"&gt;: Smyth County Sheriff&amp;#39;s Office (540) 783-7204 Case # 0201797&lt;/span&gt;&lt;/p&gt;&lt;p class="c1"&gt;&lt;span class="c6 c3"&gt;&lt;/span&gt;&lt;/p&gt;&lt;p class="c1"&gt;&lt;span class="c3 c4"&gt;&lt;/span&gt;&lt;/p&gt;&lt;p class="c1"&gt;&lt;span class="c3 c4"&gt;&lt;/span&gt;&lt;/p&gt;&lt;p class="c1"&gt;&lt;span class="c3 c4"&gt;&lt;/span&gt;&lt;/p&gt;&lt;p class="c1"&gt;&lt;span class="c3 c4"&gt;&lt;/span&gt;&lt;/p&gt;&lt;p class="c5"&gt;&lt;span class="c3 c4"&gt;Soloman Clay Blow&lt;/span&gt;&lt;/p&gt;&lt;p class="c5"&gt;&lt;span style="overflow: hidden; display: inline-block; margin: 0.00px 0.00px; border: 0.00px solid #000000; transform: rotate(0.00rad) translateZ(0px); -webkit-transform: rotate(0.00rad) translateZ(0px); width: 125.00px; height: 150.00px;"&gt;&lt;img alt="" src="https://lh5.googleusercontent.com/cC-MDpfLCEWWPEFpy49yMR04JMRYMMAPckTaUXC1EnCERJCod8m3gJ6Y5lq5jwxtiZZjWOWBS97mOYHtKxYiHytKAyt6W3DhEGxSxZCABHTVM4x8LTb14Il8Cco" style="width: 125.00px; height: 150.00px; margin-left: 0.00px; margin-top: 0.00px; transform: rotate(0.00rad) translateZ(0px); -webkit-transform: rotate(0.00rad) translateZ(0px);" title=""&gt;&lt;/span&gt;&lt;/p&gt;&lt;p&gt;&lt;span</text:p>
      <text:p text:style-name="P1"><text:s/>class="c3 c4"&gt;Age:&lt;/span&gt;&lt;span class="c3"&gt; 38&lt;/span&gt;&lt;/p&gt;&lt;p&gt;&lt;span class="c3 c4"&gt;Sex: &lt;/span&gt;&lt;span class="c3"&gt;M&lt;/span&gt;&lt;span class="c3 c4"&gt;ale&lt;/span&gt;&lt;/p&gt;&lt;p&gt;&lt;span class="c3 c4"&gt;Race:&lt;/span&gt;&lt;span class="c3"&gt; Black&lt;/span&gt;&lt;/p&gt;&lt;p&gt;&lt;span class="c3 c4"&gt;Hair: &lt;/span&gt;&lt;span class="c3"&gt;Bald &lt;/span&gt;&lt;/p&gt;&lt;p&gt;&lt;span class="c3 c4"&gt;Eyes:&lt;/span&gt;&lt;span class="c3"&gt; Brown&lt;/span&gt;&lt;/p&gt;&lt;p&gt;&lt;span class="c3 c4"&gt;Height: &lt;/span&gt;&lt;span class="c3"&gt;6’2”&lt;/span&gt;&lt;/p&gt;&lt;p&gt;&lt;span class="c3 c4"&gt;Weight: &lt;/span&gt;&lt;span class="c3"&gt;320 lbs&lt;/span&gt;&lt;/p&gt;&lt;p&gt;&lt;span class="c3 c4"&gt;Missing From:&lt;/span&gt;&lt;span class="c3"&gt; Suffolk, Virginia&lt;/span&gt;&lt;/p&gt;&lt;p&gt;&lt;span class="c3 c4"&gt;Missing Since:&lt;/span&gt;&lt;span class="c3"&gt; 12/15/2010&lt;/span&gt;&lt;/p&gt;&lt;p&gt;&lt;span class="c3 c4"&gt;Details:&lt;/span&gt;&lt;span class="c3"&gt; Mr. Blow may be in need of medical attention.&lt;/span&gt;&lt;/p&gt;&lt;p&gt;&lt;span class="c3 c4"&gt;Contact:&lt;/span&gt;&lt;span class="c3"&gt;  Suffolk Police Department  757-923-2350 &lt;/span&gt;&lt;/p&gt;&lt;p&gt;&lt;span class="c3"&gt;&lt;/span&gt;&lt;/p&gt;&lt;p&gt;&lt;span class="c3"&gt;&lt;/span&gt;&lt;/p&gt;&lt;p&gt;&lt;span class="c3"&gt;&lt;/span&gt;&lt;/p&gt;&lt;p class="c5"&gt;&lt;span class="c3 c4"&gt;Randle Shane Bohren&lt;/span&gt;&lt;/p&gt;&lt;p class="c5"&gt;&lt;span style="overflow: hidden; display: inline-block; margin: 0.00px 0.00px; border: 0.00px solid #000000; transform: rotate(0.00rad) translateZ(0px); -webkit-transform: rotate(0.00rad) translateZ(0px); width: 98.50px; height: 131.72px;"&gt;&lt;img alt="BOHREN MISSING1.jpg" src="https://lh3.googleusercontent.com/GN9mfnmlo0ZQl5PNKRssEReOsJe0GUgn1rm1PX7TNXmROsgD4-scW6qNX5nux0pAgBqM7OxoBPalCXtZ7uqgqffh4yJW2-__PDIZxfGh_gk1YADSLR1b02UiDQmYr5QC0g" style="width: 98.50px; height: 131.72px; margin-left: 0.00px; margin-top: 0.00px; transform: rotate(0.00rad) translateZ(0px); -webkit-transform: rotate(0.00rad) translateZ(0px);" title=""&gt;&lt;/span&gt;&lt;/p&gt;&lt;p&gt;&lt;span class="c3 c4"&gt;Age:&lt;/span&gt;&lt;span class="c3"&gt; 32&lt;/span&gt;&lt;/p&gt;&lt;p&gt;&lt;span class="c3 c4"&gt;Sex: &lt;/span&gt;&lt;span class="c3"&gt;M&lt;/span&gt;&lt;span class="c3 c4"&gt;ale&lt;/span&gt;&lt;/p&gt;&lt;p&gt;&lt;span class="c3 c4"&gt;Race:&lt;/span&gt;&lt;span class="c3"&gt; White&lt;/span&gt;&lt;/p&gt;&lt;p&gt;&lt;span class="c3 c4"&gt;Hair: &lt;/span&gt;&lt;span class="c3"&gt;Bald &lt;/span&gt;&lt;/p&gt;&lt;p&gt;&lt;span class="c3 c4"&gt;Eyes:&lt;/span&gt;&lt;span class="c3"&gt; Brown&lt;/span&gt;&lt;/p&gt;&lt;p&gt;&lt;span class="c3 c4"&gt;Height: &lt;/span&gt;&lt;span class="c3"&gt;6’0”&lt;/span&gt;&lt;/p&gt;&lt;p&gt;&lt;span class="c3 c4"&gt;Weight: &lt;/span&gt;&lt;span class="c3"&gt;135 lbs&lt;/span&gt;&lt;/p&gt;&lt;p&gt;&lt;span class="c3 c4"&gt;Missing From:&lt;/span&gt;&lt;span class="c3"&gt; Virginia Beach, Virginia&lt;/span&gt;&lt;/p&gt;&lt;p&gt;&lt;span class="c3 c4"&gt;Missing Since:&lt;/span&gt;&lt;span class="c3"&gt; 03/03/2016&lt;/span&gt;&lt;/p&gt;&lt;p&gt;&lt;span class="c3 c4"&gt;Details:&lt;/span&gt;&lt;span class="c3"&gt; Randle has several tattoos all over his body.  Randle has violent tendencies.  Please don’t approach him.  If he is seen, please notify the Virginia Beach Police Department, 757-385-2703, or your local law enforcement agency.&lt;/span&gt;&lt;/p&gt;&lt;p&gt;&lt;span class="c3 c4"&gt;Contact:&lt;/span&gt;&lt;span class="c3"&gt;  Virginia Beach Police Department, 757-385-2703&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text:soft-page-break/>class="c3 c4"&gt;&lt;/span&gt;&lt;/p&gt;&lt;p class="c5"&gt;&lt;span class="c3 c4"&gt;James Bowers, Jr.&lt;/span&gt;&lt;/p&gt;&lt;p class="c5"&gt;&lt;span style="overflow: hidden; display: inline-block; margin: 0.00px 0.00px; border: 0.00px solid #000000; transform: rotate(0.00rad) translateZ(0px); -webkit-transform: rotate(0.00rad) translateZ(0px); width: 125.00px; height: 150.00px;"&gt;&lt;img alt="" src="https://lh4.googleusercontent.com/7KgJEjhaw8MKhfgMHC-sKTLDuI2j8WzW07Du7lzFTTXNnajD0mjzlKj0IARyBhERRGmkDB8QbsDZH15qOCisRoWxfm8hHK0QV98CF7HG8mWnQmNwsNAx-tqFw_Y" style="width: 125.00px; height: 150.00px; margin-left: 0.00px; margin-top: 0.00px; transform: rotate(0.00rad) translateZ(0px); -webkit-transform: rotate(0.00rad) translateZ(0px);" title=""&gt;&lt;/span&gt;&lt;/p&gt;&lt;p&gt;&lt;span class="c3 c4"&gt;Age:&lt;/span&gt;&lt;span class="c3"&gt; 72&lt;/span&gt;&lt;/p&gt;&lt;p&gt;&lt;span class="c3 c4"&gt;Sex: &lt;/span&gt;&lt;span class="c3"&gt;M&lt;/span&gt;&lt;span class="c3 c4"&gt;ale&lt;/span&gt;&lt;/p&gt;&lt;p&gt;&lt;span class="c3 c4"&gt;Race:&lt;/span&gt;&lt;span class="c3"&gt; Black&lt;/span&gt;&lt;/p&gt;&lt;p&gt;&lt;span class="c3 c4"&gt;Hair: &lt;/span&gt;&lt;span class="c3"&gt;Black &lt;/span&gt;&lt;/p&gt;&lt;p&gt;&lt;span class="c3 c4"&gt;Eyes:&lt;/span&gt;&lt;span class="c3"&gt; Brown&lt;/span&gt;&lt;/p&gt;&lt;p&gt;&lt;span class="c3 c4"&gt;Height: &lt;/span&gt;&lt;span class="c3"&gt;6’1”&lt;/span&gt;&lt;/p&gt;&lt;p&gt;&lt;span class="c3 c4"&gt;Weight: &lt;/span&gt;&lt;span class="c3"&gt;170 lbs&lt;/span&gt;&lt;/p&gt;&lt;p&gt;&lt;span class="c3 c4"&gt;Missing From:&lt;/span&gt;&lt;span class="c3"&gt; Franklin, Virginia&lt;/span&gt;&lt;/p&gt;&lt;p&gt;&lt;span class="c3 c4"&gt;Missing Since:&lt;/span&gt;&lt;span class="c3"&gt; 10/12/2005&lt;/span&gt;&lt;/p&gt;&lt;p&gt;&lt;span class="c3 c4"&gt;Details:&lt;/span&gt;&lt;span class="c3"&gt; Mr. Bowers was last seen standing in his front yard.&lt;/span&gt;&lt;/p&gt;&lt;p&gt;&lt;span class="c3 c4"&gt;Contact:&lt;/span&gt;&lt;span class="c3"&gt;  Franklin Police Department  757-562-8575 &lt;/span&gt;&lt;/p&gt;&lt;p class="c1"&gt;&lt;span class="c3 c4"&gt;&lt;/span&gt;&lt;/p&gt;&lt;p class="c1"&gt;&lt;span class="c3 c4"&gt;&lt;/span&gt;&lt;/p&gt;&lt;p class="c1"&gt;&lt;span class="c3 c4"&gt;&lt;/span&gt;&lt;/p&gt;&lt;p class="c5"&gt;&lt;span class="c3 c4"&gt;James Harlen Boyd&lt;/span&gt;&lt;/p&gt;&lt;p class="c5"&gt;&lt;span style="overflow: hidden; display: inline-block; margin: 0.00px 0.00px; border: 0.00px solid #000000; transform: rotate(0.00rad) translateZ(0px); -webkit-transform: rotate(0.00rad) translateZ(0px); width: 120.00px; height: 143.00px;"&gt;&lt;img alt="" src="https://lh4.googleusercontent.com/lrO_Pqp2SU3YErJl2VOzv5hwcmsqbOsB-q7pOOzgmajCteUutHCbXGOBsPGbQhBtUOVW-vedCaeFY-JozL6WZQZQ2XEJlDKjgZmXAIN7Gg-m9l1T-g1ODLqIoJo" style="width: 120.00px; height: 143.00px; margin-left: 0.00px; margin-top: 0.00px; transform: rotate(0.00rad) translateZ(0px); -webkit-transform: rotate(0.00rad) translateZ(0px);" title=""&gt;&lt;/span&gt;&lt;/p&gt;&lt;p&gt;&lt;span class="c3 c4"&gt;Age:&lt;/span&gt;&lt;span class="c3"&gt; 52&lt;/span&gt;&lt;/p&gt;&lt;p&gt;&lt;span class="c3 c4"&gt;Sex: &lt;/span&gt;&lt;span class="c3"&gt;M&lt;/span&gt;&lt;span class="c3 c4"&gt;ale&lt;/span&gt;&lt;/p&gt;&lt;p&gt;&lt;span class="c3 c4"&gt;Race:&lt;/span&gt;&lt;span class="c3"&gt; White&lt;/span&gt;&lt;/p&gt;&lt;p&gt;&lt;span class="c3 c4"&gt;Hair: &lt;/span&gt;&lt;span class="c3"&gt;Brown &lt;/span&gt;&lt;/p&gt;&lt;p&gt;&lt;span class="c3 c4"&gt;Eyes:&lt;/span&gt;&lt;span class="c3"&gt; Blue&lt;/span&gt;&lt;/p&gt;&lt;p&gt;&lt;span class="c3 c4"&gt;Height: &lt;/span&gt;&lt;span class="c3"&gt;5’9”&lt;/span&gt;&lt;/p&gt;&lt;p&gt;&lt;span class="c3 c4"&gt;Weight: &lt;/span&gt;&lt;span class="c3"&gt;180 lbs&lt;/span&gt;&lt;/p&gt;&lt;p&gt;&lt;span class="c3 c4"&gt;Missing From:  &lt;/span&gt;&lt;span class="c3"&gt;Tazewell, Virginia&lt;/span&gt;&lt;/p&gt;&lt;p&gt;&lt;span class="c3 c4"&gt;Missing Since:&lt;/span&gt;&lt;span class="c3"&gt; 8/20/2002&lt;/span&gt;&lt;/p&gt;&lt;p&gt;&lt;span class="c3 c4"&gt;Contact:&lt;/span&gt;&lt;span class="c3"&gt;  Tazewell County Sheriff’s Office   276-988-0645 &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1"&gt;&lt;span class="c3 c4"&gt;&lt;/span&gt;&lt;/p&gt;&lt;p class="c5"&gt;&lt;span class="c3 c4"&gt;John Chrismon Bridgers, Jr.&lt;/span&gt;&lt;/p&gt;&lt;p class="c5"&gt;&lt;span style="overflow: hidden; display: inline-block; margin: 0.00px 0.00px; border: 0.00px solid #000000; transform: rotate(0.00rad) translateZ(0px); -webkit-transform: rotate(0.00rad) translateZ(0px); width: 132.00px; height: 158.00px;"&gt;&lt;img alt="" src="https://lh5.googleusercontent.com/8lJsa96kAHqEsFinE4O133QPmqAkBaxc5VQLJknQb1ScC_jw0NtUwnZvqavqCpkbsrK1c5bvzyV4aKnkg9IxR7hQoHBSsr7l-7RvMkk3JQnb7UAib1lBtw40TBA" style="width: 132.00px; height: 158.00px; margin-left: 0.00px; margin-top: 0.00px; transform: rotate(0.00rad) translateZ(0px); -webkit-transform: rotate(0.00rad) translateZ(0px);" title=""&gt;&lt;/span&gt;&lt;/p&gt;&lt;p&gt;&lt;span class="c3 c4"&gt;Age:&lt;/span&gt;&lt;span class="c3"&gt; 41&lt;/span&gt;&lt;/p&gt;&lt;p&gt;&lt;span class="c3 c4"&gt;Sex: &lt;/span&gt;&lt;span <text:soft-page-break/>class="c3"&gt;M&lt;/span&gt;&lt;span class="c3 c4"&gt;ale&lt;/span&gt;&lt;/p&gt;&lt;p&gt;&lt;span class="c3 c4"&gt;Race:&lt;/span&gt;&lt;span class="c3"&gt; White&lt;/span&gt;&lt;/p&gt;&lt;p&gt;&lt;span class="c3 c4"&gt;Hair: &lt;/span&gt;&lt;span class="c3"&gt;Blonde&lt;/span&gt;&lt;/p&gt;&lt;p&gt;&lt;span class="c3 c4"&gt;Eyes:&lt;/span&gt;&lt;span class="c3"&gt; Brown&lt;/span&gt;&lt;/p&gt;&lt;p&gt;&lt;span class="c3 c4"&gt;Height: &lt;/span&gt;&lt;span class="c3"&gt;6’1”&lt;/span&gt;&lt;/p&gt;&lt;p&gt;&lt;span class="c3 c4"&gt;Weight: &lt;/span&gt;&lt;span class="c3"&gt;240 lbs&lt;/span&gt;&lt;/p&gt;&lt;p&gt;&lt;span class="c3 c4"&gt;Missing From:&lt;/span&gt;&lt;span class="c3"&gt; Newport News,  Virginia&lt;/span&gt;&lt;/p&gt;&lt;p&gt;&lt;span class="c3 c4"&gt;Missing Since:&lt;/span&gt;&lt;span class="c3"&gt;  2/01/2011&lt;/span&gt;&lt;/p&gt;&lt;p&gt;&lt;span class="c3 c4"&gt;Details:&lt;/span&gt;&lt;span class="c3"&gt; Mr. B&lt;/span&gt;&lt;span class="c3 c4"&gt;ridgers has a scar at his left eye. &lt;/span&gt;&lt;/p&gt;&lt;p&gt;&lt;span class="c3 c4"&gt;Contact:&lt;/span&gt;&lt;span class="c3"&gt; Newport News Police Department  757-928-4100&lt;/span&gt;&lt;/p&gt;&lt;p class="c1"&gt;&lt;span class="c3 c4"&gt;&lt;/span&gt;&lt;/p&gt;&lt;p class="c1"&gt;&lt;span class="c3 c4"&gt;&lt;/span&gt;&lt;/p&gt;&lt;p class="c5"&gt;&lt;span class="c0"&gt;Hattie Gertrude Brown&lt;/span&gt;&lt;/p&gt;&lt;p class="c5"&gt;&lt;span style="overflow: hidden; display: inline-block; margin: 0.00px 0.00px; border: 0.00px solid #000000; transform: rotate(0.00rad) translateZ(0px); -webkit-transform: rotate(0.00rad) translateZ(0px); width: 128.00px; height: 167.00px;"&gt;&lt;img alt="" src="https://lh5.googleusercontent.com/zkQIaXBpvSJBJFkBHNptuRiI6fBEOtt0gilBcoObgCJggsZOYKBpAs7QXDs3SVb80-WSteUDUj7_gtyb6LnkpFTbUf5N3mC2LSzihXu44ra7cIQ7YKDHRzoF" style="width: 128.00px; height: 167.00px; margin-left: 0.00px; margin-top: 0.00px; transform: rotate(0.00rad) translateZ(0px); -webkit-transform: rotate(0.00rad) translateZ(0px);" title=""&gt;&lt;/span&gt;&lt;/p&gt;&lt;p class="c5"&gt;&lt;span class="c0"&gt;Age:&lt;/span&gt;&lt;span class="c6 c3"&gt; 48&lt;/span&gt;&lt;/p&gt;&lt;p class="c5"&gt;&lt;span class="c0"&gt;Sex: &lt;/span&gt;&lt;span class="c6 c3"&gt;Female&lt;/span&gt;&lt;/p&gt;&lt;p class="c5"&gt;&lt;span class="c0"&gt;Race:&lt;/span&gt;&lt;span class="c6 c3"&gt; Black&lt;/span&gt;&lt;/p&gt;&lt;p class="c5"&gt;&lt;span class="c0"&gt;Hair: &lt;/span&gt;&lt;span class="c6 c3"&gt;Brown &lt;/span&gt;&lt;/p&gt;&lt;p class="c5"&gt;&lt;span class="c0"&gt;Eyes:&lt;/span&gt;&lt;span class="c6 c3"&gt; Brown&lt;/span&gt;&lt;/p&gt;&lt;p class="c5"&gt;&lt;span class="c0"&gt;Height: &lt;/span&gt;&lt;span class="c6 c3"&gt;5’4”&lt;/span&gt;&lt;/p&gt;&lt;p class="c5"&gt;&lt;span class="c0"&gt;Weight: &lt;/span&gt;&lt;span class="c6 c3"&gt;155 lbs&lt;/span&gt;&lt;/p&gt;&lt;p class="c5"&gt;&lt;span class="c0"&gt;Missing From:&lt;/span&gt;&lt;span class="c6 c3"&gt; Halifax, Virginia&lt;/span&gt;&lt;/p&gt;&lt;p</text:p>
      <text:p text:style-name="P1"><text:s/>class="c5"&gt;&lt;span class="c0"&gt;Missing Since:&lt;/span&gt;&lt;span class="c6 c3"&gt; 05/16/2009&lt;/span&gt;&lt;/p&gt;&lt;p class="c5"&gt;&lt;span class="c0"&gt;Details:&lt;/span&gt;&lt;span class="c6 c3"&gt; Ms. Brown was last seen at a Sheetz gas station outside South Boston, VA. Abandoned and burned, her silver 2003 VW Jetta was found on a farm in Halifax County July 7, 2009. Ms. Brown was last seen wearing a sleeveless top and pants with side stripes.&lt;/span&gt;&lt;/p&gt;&lt;p class="c5"&gt;&lt;span class="c0"&gt;Contact:&lt;/span&gt;&lt;span class="c6 c3"&gt; VSP Special Agent Troy LaRue at 434-352-7128 or South Boston Police/Halifax County Sheriff’s Office at 434-476-3334.&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5"&gt;&lt;span class="c3"&gt;Ian Hunter Burnet&lt;/span&gt;&lt;/p&gt;&lt;p class="c5"&gt;&lt;span style="overflow: hidden; display: inline-block; margin: 0.00px 0.00px; border: 0.00px solid #000000; transform: rotate(0.00rad) translateZ(0px); -webkit-transform: rotate(0.00rad) translateZ(0px); width: 131.00px; height: 157.00px;"&gt;&lt;img alt="" src="https://lh5.googleusercontent.com/0Ktz5uW1nIXrZ0A17mQ4aomZC6HpaSUeOqUzBf7nB835LRQU0tVOGZeRjN_xmLmiDDB70CYmgOc6HCqXt4JM3MVsaRoB8nSaGm3DLLrY-abZmVESkU6GTGKjEp4" style="width: 131.00px; height: 157.00px; margin-left: 0.00px; margin-top: 0.00px; transform: rotate(0.00rad) translateZ(0px); -webkit-transform: rotate(0.00rad) translateZ(0px);" title=""&gt;&lt;/span&gt;&lt;/p&gt;&lt;p&gt;&lt;span class="c3 c4"&gt;Age:&lt;/span&gt;&lt;span class="c3"&gt; 23&lt;/span&gt;&lt;/p&gt;&lt;p&gt;&lt;span class="c3 c4"&gt;Sex: &lt;/span&gt;&lt;span class="c3"&gt;M&lt;/span&gt;&lt;span class="c3 c4"&gt;ale&lt;/span&gt;&lt;/p&gt;&lt;p&gt;&lt;span class="c3 c4"&gt;Race:&lt;/span&gt;&lt;span class="c3"&gt; White&lt;/span&gt;&lt;/p&gt;&lt;p&gt;&lt;span class="c3 c4"&gt;Hair: &lt;/span&gt;&lt;span class="c3"&gt;Brown&lt;/span&gt;&lt;/p&gt;&lt;p&gt;&lt;span class="c3 c4"&gt;Eyes:&lt;/span&gt;&lt;span class="c3"&gt; Green&lt;/span&gt;&lt;/p&gt;&lt;p&gt;&lt;span class="c3 c4"&gt;Height: &lt;/span&gt;&lt;span <text:soft-page-break/>class="c3"&gt;5”8”&lt;/span&gt;&lt;/p&gt;&lt;p&gt;&lt;span class="c3 c4"&gt;Weight: &lt;/span&gt;&lt;span class="c3"&gt;131lbs&lt;/span&gt;&lt;/p&gt;&lt;p&gt;&lt;span class="c3 c4"&gt;Missing From:&lt;/span&gt;&lt;span class="c3"&gt; New Kent,  Virginia&lt;/span&gt;&lt;/p&gt;&lt;p&gt;&lt;span class="c3 c4"&gt;Missing Since:&lt;/span&gt;&lt;span class="c3"&gt;  12/30/2011&lt;/span&gt;&lt;/p&gt;&lt;p&gt;&lt;span class="c3 c4"&gt;Details:&lt;/span&gt;&lt;span class="c3"&gt; Mr. Burnet had traveled to New York, New York to visit friends.&lt;/span&gt;&lt;span class="c3 c4"&gt; &lt;/span&gt;&lt;/p&gt;&lt;p&gt;&lt;span class="c3 c4"&gt;Contact:&lt;/span&gt;&lt;span class="c3"&gt; New Kent County Sheriff’s Office  804-966-9500&lt;/span&gt;&lt;/p&gt;&lt;p class="c1"&gt;&lt;span class="c11"&gt;&lt;/span&gt;&lt;/p&gt;&lt;p class="c1"&gt;&lt;span class="c11"&gt;&lt;/span&gt;&lt;/p&gt;&lt;p class="c1"&gt;&lt;span class="c11"&gt;&lt;/span&gt;&lt;/p&gt;&lt;a id="id.73xb46-ilxp47"&gt;&lt;/a&gt;&lt;p class="c5"&gt;&lt;span class="c7 c4"&gt;C &lt;/span&gt;&lt;/p&gt;&lt;p&gt;&lt;span class="c3 c4"&gt;Richard Keith Call&lt;/span&gt;&lt;/p&gt;&lt;p&gt;&lt;span style="overflow: hidden; display: inline-block; margin: 0.00px 0.00px; border: 0.00px solid #000000; transform: rotate(0.00rad) translateZ(0px); -webkit-transform: rotate(0.00rad) translateZ(0px); width: 140.00px; height: 184.00px;"&gt;&lt;img alt="" src="https://lh5.googleusercontent.com/y4yf3OjEDBRzgrZd7z7ypCgpG2VLtZJrQ7pve1AVMgyhtMzdwuWUuDlF47xIwGLazDDiLH4XVUKLM4NJF3TfaGKHw-NvaDcib97Glu-CgU1xjm_paBgKjYE24qU" style="width: 140.00px; height: 184.00px; margin-left: 0.00px; margin-top: 0.00px; transform: rotate(0.00rad) translateZ(0px); -webkit-transform: rotate(0.00rad) translateZ(0px);" title=""&gt;&lt;/span&gt;&lt;/p&gt;&lt;p&gt;&lt;span class="c3 c4"&gt;Age:&lt;/span&gt;&lt;span class="c3"&gt; 41&lt;/span&gt;&lt;/p&gt;&lt;p&gt;&lt;span class="c3 c4"&gt;Sex: &lt;/span&gt;&lt;span class="c3"&gt;Male&lt;/span&gt;&lt;/p&gt;&lt;p&gt;&lt;span class="c3 c4"&gt;Race:&lt;/span&gt;&lt;span class="c3"&gt; White&lt;/span&gt;&lt;/p&gt;&lt;p&gt;&lt;span class="c3 c4"&gt;Hair: &lt;/span&gt;&lt;span class="c3"&gt;Sandy &lt;/span&gt;&lt;/p&gt;&lt;p&gt;&lt;span class="c3 c4"&gt;Eyes: &lt;/span&gt;&lt;span class="c3"&gt;Blue&lt;/span&gt;&lt;/p&gt;&lt;p&gt;&lt;span class="c3 c4"&gt;Height:&lt;/span&gt;&lt;span class="c3"&gt; 6&amp;#39;0&amp;quot;&lt;/span&gt;&lt;/p&gt;&lt;p&gt;&lt;span class="c3 c4"&gt;Weight:&lt;/span&gt;&lt;span class="c3"&gt; 160lbs&lt;/span&gt;&lt;/p&gt;&lt;p&gt;&lt;span class="c3 c4"&gt;Missing From: &lt;/span&gt;&lt;span class="c3"&gt;Norfolk, Virginia&lt;/span&gt;&lt;/p&gt;&lt;p&gt;&lt;span class="c3 c4"&gt;Missing Since:&lt;/span&gt;&lt;span class="c3"&gt; 04/10/1988&lt;/span&gt;&lt;/p&gt;&lt;p&gt;&lt;span class="c3 c4"&gt;Details: &lt;/span&gt;&lt;span class="c3"&gt;Richard goes by the name &amp;quot;Keith&amp;quot; He was in the company of a female in the Newport News area.&lt;/span&gt;&lt;/p&gt;&lt;p&gt;&lt;span class="c3 c4"&gt;Contact:&lt;/span&gt;&lt;span class="c3"&gt; FBI Norfolk 757 455-0100&lt;/span&gt;&lt;/p&gt;&lt;p&gt;&lt;span class="c3"&gt;&lt;/span&gt;&lt;/p&gt;&lt;p&gt;&lt;span class="c3"&gt;&lt;/span&gt;&lt;/p&gt;&lt;p&gt;&lt;span class="c3"&gt;&lt;/span&gt;&lt;/p&gt;&lt;p&gt;&lt;span class="c3"&gt;Irma Andrea Cerna Chavez&lt;/span&gt;&lt;/p&gt;&lt;p&gt;&lt;span style="overflow: hidden; display: inline-block; margin: 0.00px 0.00px; border: 0.00px solid #000000; transform: rotate(0.00rad) translateZ(0px); -webkit-transform: rotate(0.00rad) translateZ(0px); width: 133.00px; height: 157.00px;"&gt;&lt;img alt="" src="https://lh3.googleusercontent.com/zWHSDC8BmEnAO0ey84VfVUp05pHbl7eGBxec_i4xvwBVWAsWPcfgP4-J1_ahGkSeiQPNTC9e_qGZ-aiqdVJ7LfJT5vTrwZmCwL-8PfldUc8-f2i_Eh9ikgN01CsxKLLx" style="width: 133.00px; height: 157.0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18.50px; height: 149.08px;"&gt;&lt;img alt="CERNA CHAVEZ, IRMA ANDREA.jpg" src="https://lh5.googleusercontent.com/GrJiK29z03-KxMEe5xq6DR2sbG7ZNdR42D2JFYqrCWkgY39a1rVHPsGBMQkXQp8NE0SEDtmiVXR6_i2fyMQLbCMFQm11Umou2z3pxvCs_h3xVuSnouxYzt8ZDFSPE2uoaA" style="width: 118.50px; height: 149.08px; margin-left: 0.00px; margin-top: 0.00px; transform: rotate(0.00rad) translateZ(0px); -webkit-transform: rotate(0.00rad) translateZ(0px);" title=""&gt;&lt;/span&gt;&lt;/p&gt;&lt;p&gt;&lt;span class="c3 c4"&gt;Age at time of disappearance:&lt;/span&gt;&lt;span class="c3"&gt; 16&lt;/span&gt;&lt;/p&gt;&lt;p&gt;&lt;span class="c3 c4"&gt;Sex:&lt;/span&gt;&lt;span class="c3"&gt;  Female&lt;/span&gt;&lt;/p&gt;&lt;p&gt;&lt;span class="c3 c4"&gt;Weight:&lt;/span&gt;&lt;span class="c3"&gt;  120 lbs&lt;/span&gt;&lt;/p&gt;&lt;p&gt;&lt;span class="c3 c4"&gt;Hair:&lt;/span&gt;&lt;span class="c3"&gt;  Black&lt;/span&gt;&lt;/p&gt;&lt;p&gt;&lt;span class="c3 c4"&gt;Height:&lt;/span&gt;&lt;span class="c3"&gt;  5&amp;#39; 5&amp;quot;&lt;/span&gt;&lt;/p&gt;&lt;p&gt;&lt;span class="c3 c4"&gt;Eyes:&lt;/span&gt;&lt;span class="c3"&gt;  Brown&lt;/span&gt;&lt;/p&gt;&lt;p&gt;&lt;span class="c3 c4"&gt;Race:&lt;/span&gt;&lt;span class="c3"&gt;  White&lt;/span&gt;&lt;/p&gt;&lt;p&gt;&lt;span class="c3 c4"&gt;Missing Since:&lt;/span&gt;&lt;span class="c3"&gt;  October 2, 2011&lt;/span&gt;&lt;/p&gt;&lt;p&gt;&lt;span class="c3 <text:soft-page-break/>c4"&gt;Missing From: &lt;/span&gt;&lt;span class="c3"&gt;Manassas, Virginia&lt;/span&gt;&lt;/p&gt;&lt;p&gt;&lt;span class="c3 c4"&gt;Details: &lt;/span&gt;&lt;span class="c3"&gt;Irma was last seen wearing a white tee shirt, gray button down sweater, blue jeans, and white tennis shoes.&lt;/span&gt;&lt;/p&gt;&lt;p&gt;&lt;span class="c3 c4"&gt;Contact:&lt;/span&gt;&lt;span class="c3"&gt; Prince William County Police Department  703-792-6500&lt;/span&gt;&lt;/p&gt;&lt;p&gt;&lt;span class="c3"&gt;&lt;/span&gt;&lt;/p&gt;&lt;p&gt;&lt;span class="c3"&gt;Thylea Chisholm&lt;/span&gt;&lt;/p&gt;&lt;p&gt;&lt;span style="overflow: hidden; display: inline-block; margin: 0.00px 0.00px; border: 0.00px solid #000000; transform: rotate(0.00rad) translateZ(0px); -webkit-transform: rotate(0.00rad) translateZ(0px); width: 121.00px; height: 156.00px;"&gt;&lt;img alt="Chisholm_Thylea-1-235x300.jpg" src="https://lh3.googleusercontent.com/JVq1utCsRTC0Q_x5Uoy1gc_GRQhKXEBdUqepX7_kMIks38woRJ50SpdYisSKdsQ_7zpTvKFfA3RJ96TUzvVkTjJvJYXe2ieJ6bn1YxS7sXNz9gJWZhF8t7wV1ns0Jn9c" style="width: 121.00px; height: 156.00px; margin-left: 0.00px; margin-top: 0.00px; transform: rotate(0.00rad) translateZ(0px); -webkit-transform: rotate(0.00rad) translateZ(0px);" title=""&gt;&lt;/span&gt;&lt;/p&gt;&lt;p&gt;&lt;span class="c3"&gt;&lt;/span&gt;&lt;/p&gt;&lt;p&gt;&lt;span class="c3 c4"&gt;Age:&lt;/span&gt;&lt;span class="c3"&gt; 20&lt;/span&gt;&lt;/p&gt;&lt;p&gt;&lt;span class="c3 c4"&gt;Sex: &lt;/span&gt;&lt;span class="c3"&gt;Female&lt;/span&gt;&lt;/p&gt;&lt;p&gt;&lt;span class="c3 c4"&gt;Race:&lt;/span&gt;&lt;span class="c3"&gt; White&lt;/span&gt;&lt;/p&gt;&lt;p&gt;&lt;span class="c3 c4"&gt;Hair: &lt;/span&gt;&lt;span class="c3"&gt;Brown &lt;/span&gt;&lt;/p&gt;&lt;p&gt;&lt;span class="c3 c4"&gt;Eyes:&lt;/span&gt;&lt;span class="c3"&gt; Brown&lt;/span&gt;&lt;/p&gt;&lt;p&gt;&lt;span class="c3 c4"&gt;Height: &lt;/span&gt;&lt;span class="c3"&gt;5’2”&lt;/span&gt;&lt;/p&gt;&lt;p&gt;&lt;span class="c3 c4"&gt;Weight: &lt;/span&gt;&lt;span class="c3"&gt;130 lbs&lt;/span&gt;&lt;/p&gt;&lt;p&gt;&lt;span class="c3 c4"&gt;Missing From:&lt;/span&gt;&lt;span class="c3"&gt; Chesterfield, Virginia&lt;/span&gt;&lt;/p&gt;&lt;p&gt;&lt;span class="c3 c4"&gt;Missing Since:&lt;/span&gt;&lt;span class="c3"&gt; 06/18/1995&lt;/span&gt;&lt;/p&gt;&lt;p&gt;&lt;span class="c3 c4"&gt;Details:&lt;/span&gt;&lt;span class="c3"&gt; Thylea was last seen going to the trash dumpster.&lt;/span&gt;&lt;/p&gt;&lt;p&gt;&lt;span class="c3 c4"&gt;Contact:&lt;/span&gt;&lt;span class="c3"&gt; Chesterfield Police Department 804-748-1251&lt;/span&gt;&lt;/p&gt;&lt;p&gt;&lt;span class="c3"&gt;&lt;/span&gt;&lt;/p&gt;&lt;p&gt;&lt;span class="c3"&gt;&lt;/span&gt;&lt;/p&gt;&lt;p&gt;&lt;span class="c3"&gt;&lt;/span&gt;&lt;/p&gt;&lt;p&gt;&lt;span class="c3"&gt;&lt;/span&gt;&lt;/p&gt;&lt;p&gt;&lt;span class="c3"&gt;&lt;/span&gt;&lt;/p&gt;&lt;p&gt;&lt;span class="c3"&gt;&lt;/span&gt;&lt;/p&gt;&lt;p&gt;&lt;span class="c3"&gt;&lt;/span&gt;&lt;/p&gt;&lt;p&gt;&lt;span class="c3"&gt;&lt;/span&gt;&lt;/p&gt;&lt;p&gt;&lt;span class="c3"&gt;&lt;/span&gt;&lt;/p&gt;&lt;p&gt;&lt;span class="c3"&gt;&lt;/span&gt;&lt;/p&gt;&lt;p&gt;&lt;span class="c3"&gt;&lt;/span&gt;&lt;/p&gt;&lt;p&gt;&lt;span class="c3 c4"&gt;Samantha Ann Clarke&lt;/span&gt;&lt;/p&gt;&lt;p&gt;&lt;span style="overflow: hidden; display: inline-block; margin: 0.00px 0.00px; border: 0.00px solid #000000; transform: rotate(0.00rad) translateZ(0px); -webkit-transform: rotate(0.00rad) translateZ(0px); width: 132.00px; height: 187.00px;"&gt;&lt;img alt="" src="https://lh3.googleusercontent.com/IYiHElmi5msu7Oz2BdL3HjtNf_WAEtefQDPn8NVDhSIcFFW6QamerMLeWIXnFUHXCLeUIA6gApaK8D5E3Js6er2wqqpyKceRZd_TBUOV7NVtyKWiMq9323gDE3U" style="width: 132.00px; height: 187.00px; margin-left: 0.00px; margin-top: 0.00px; transform: rotate(0.00rad) translateZ(0px); -webkit-transform: rotate(0.00rad) translateZ(0px);" title=""&gt;&lt;/span&gt;&lt;/p&gt;&lt;p&gt;&lt;span class="c3 c4"&gt;&lt;/span&gt;&lt;/p&gt;&lt;p&gt;&lt;span class="c3 c4"&gt;Age:&lt;/span&gt;&lt;span class="c3"&gt; 21&lt;/span&gt;&lt;/p&gt;&lt;p&gt;&lt;span class="c3 c4"&gt;Sex: &lt;/span&gt;&lt;span class="c3"&gt;Female&lt;/span&gt;&lt;/p&gt;&lt;p&gt;&lt;span class="c3 c4"&gt;Race:&lt;/span&gt;&lt;span class="c3"&gt; White&lt;/span&gt;&lt;/p&gt;&lt;p&gt;&lt;span class="c3 c4"&gt;Hair: &lt;/span&gt;&lt;span</text:p>
      <text:p text:style-name="P1"><text:s/>class="c3"&gt;Brown &lt;/span&gt;&lt;/p&gt;&lt;p&gt;&lt;span class="c3 c4"&gt;Eyes: &lt;/span&gt;&lt;span class="c3"&gt;Brown&lt;/span&gt;&lt;/p&gt;&lt;p&gt;&lt;span class="c3 c4"&gt;Height:&lt;/span&gt;&lt;span class="c3"&gt; 5’04”&lt;/span&gt;&lt;/p&gt;&lt;p&gt;&lt;span class="c3 c4"&gt;Weight:&lt;/span&gt;&lt;span class="c3"&gt; 145 lbs&lt;/span&gt;&lt;/p&gt;&lt;p&gt;&lt;span class="c3 c4"&gt;Missing From: &lt;/span&gt;&lt;span class="c3"&gt;Orange, Virginia&lt;/span&gt;&lt;/p&gt;&lt;p&gt;&lt;span class="c3 c4"&gt;Missing Since:&lt;/span&gt;&lt;span class="c3"&gt; 09/13/2010&lt;/span&gt;&lt;/p&gt;&lt;p&gt;&lt;span class="c3 c4"&gt;Details: &lt;/span&gt;&lt;span class="c3"&gt;Samantha has a pink Playboy bunny tattoo on her right arm, a Tigger tattoo on her right ankle, and two dolphins tattooed on her lower back.  She wears glasses.&lt;/span&gt;&lt;/p&gt;&lt;p&gt;&lt;span class="c3 c4"&gt;Contact:&lt;/span&gt;&lt;span class="c3"&gt; Orange County Sheriff’s Office 540-672-1200&lt;/span&gt;&lt;/p&gt;&lt;p&gt;&lt;span class="c3 c4"&gt;&lt;/span&gt;&lt;/p&gt;&lt;p&gt;&lt;span class="c3 c4"&gt;&lt;/span&gt;&lt;/p&gt;&lt;p&gt;&lt;span class="c3 c4"&gt;&lt;/span&gt;&lt;/p&gt;&lt;p&gt;&lt;span class="c3 c4"&gt;Benjamin Loyd Coffey&lt;/span&gt;&lt;/p&gt;&lt;p&gt;&lt;span style="overflow: hidden; display: inline-block; margin: 0.00px 0.00px; border: <text:soft-page-break/>0.00px solid #000000; transform: rotate(0.00rad) translateZ(0px); -webkit-transform: rotate(0.00rad) translateZ(0px); width: 128.00px; height: 170.00px;"&gt;&lt;img alt="" src="https://lh3.googleusercontent.com/3jXK249Cf2oYSrLWMFtp6Hc6vOORZ6AIXy-5VqSBoyay7KyDJkgSuLZnr_4N5XknqJU5TzS7A-9-Pisg4LM70w0PoTfY066Tih5dsjITp5pkmzl0ZXk0uDc9q9Iw6QJ5" style="width: 128.00px; height: 170.00px; margin-left: 0.00px; margin-top: 0.00px; transform: rotate(0.00rad) translateZ(0px); -webkit-transform: rotate(0.00rad) translateZ(0px);" title=""&gt;&lt;/span&gt;&lt;/p&gt;&lt;p&gt;&lt;span class="c3 c4"&gt;&lt;/span&gt;&lt;/p&gt;&lt;p&gt;&lt;span class="c3 c4"&gt;Age:&lt;/span&gt;&lt;span class="c3"&gt; 27&lt;/span&gt;&lt;/p&gt;&lt;p&gt;&lt;span class="c3 c4"&gt;Sex: &lt;/span&gt;&lt;span class="c3"&gt;Male&lt;/span&gt;&lt;/p&gt;&lt;p&gt;&lt;span class="c3 c4"&gt;Race:&lt;/span&gt;&lt;span class="c3"&gt; White&lt;/span&gt;&lt;/p&gt;&lt;p&gt;&lt;span class="c3 c4"&gt;Hair: &lt;/span&gt;&lt;span class="c3"&gt;Brown &lt;/span&gt;&lt;/p&gt;&lt;p&gt;&lt;span class="c3 c4"&gt;Eyes: &lt;/span&gt;&lt;span class="c3"&gt;Hazel&lt;/span&gt;&lt;/p&gt;&lt;p&gt;&lt;span class="c3 c4"&gt;Height:&lt;/span&gt;&lt;span class="c3"&gt; 5&amp;#39; 6&amp;quot;&lt;/span&gt;&lt;/p&gt;&lt;p&gt;&lt;span class="c3 c4"&gt;Weight:&lt;/span&gt;&lt;span class="c3"&gt; 150 lbs&lt;/span&gt;&lt;/p&gt;&lt;p&gt;&lt;span class="c3 c4"&gt;Missing From: &lt;/span&gt;&lt;span class="c3"&gt;Richmond, Virginia&lt;/span&gt;&lt;/p&gt;&lt;p&gt;&lt;span class="c3 c4"&gt;Missing Since:&lt;/span&gt;&lt;span class="c3"&gt; 01/01/2013&lt;/span&gt;&lt;/p&gt;&lt;p&gt;&lt;span class="c3 c4"&gt;Details: &lt;/span&gt;&lt;span class="c3"&gt;Benjamin was last seen wearing a tan coat, blue jeans, and brown leather boots.  He has “COHEED CAMBRA”  tattooed on his right arm.  His van was found in Tappahannock on January 1, 2013.  He was last seen In Gloucester on December 31, 2012.    &lt;/span&gt;&lt;/p&gt;&lt;p&gt;&lt;span class="c3 c4"&gt;Contact:&lt;/span&gt;&lt;span class="c3"&gt; Virginia State Police  804-553-3408&lt;/span&gt;&lt;/p&gt;&lt;p&gt;&lt;span class="c3 c4"&gt;&lt;/span&gt;&lt;/p&gt;&lt;p&gt;&lt;span class="c3 c4"&gt;&lt;/span&gt;&lt;/p&gt;&lt;p&gt;&lt;span class="c3 c4"&gt;&lt;/span&gt;&lt;/p&gt;&lt;p&gt;&lt;span class="c3 c4"&gt;&lt;/span&gt;&lt;/p&gt;&lt;p&gt;&lt;span class="c3 c4"&gt;&lt;/span&gt;&lt;/p&gt;&lt;p&gt;&lt;span class="c3 c4"&gt;&lt;/span&gt;&lt;/p&gt;&lt;p&gt;&lt;span class="c3 c4"&gt;Joan Renee Cook&lt;/span&gt;&lt;/p&gt;&lt;p&gt;&lt;span style="overflow: hidden; display: inline-block; margin: 0.00px 0.00px; border: 0.00px solid #000000; transform: rotate(0.00rad) translateZ(0px); -webkit-transform: rotate(0.00rad) translateZ(0px); width: 140.00px; height: 169.00px;"&gt;&lt;img alt="" src="https://lh6.googleusercontent.com/_eYqcfX6Ux1tg8nFYX5Km3Z493gk52o4T2hAzcYXpny6zz4vg2yC9i4jBAgNSu-v_MqWNM6DsgygiOXaXYos3PN_p7vTH8vwEeAWlPCtJF1_qEMa21Pd8nSFovs" style="width: 140.00px; height: 169.00px; margin-left: 0.00px; margin-top: 0.00px; transform: rotate(0.00rad) translateZ(0px); -webkit-transform: rotate(0.00rad) translateZ(0px);" title=""&gt;&lt;/span&gt;&lt;/p&gt;&lt;p&gt;&lt;span class="c3 c4"&gt;Age:&lt;/span&gt;&lt;span class="c3"&gt; 45&lt;/span&gt;&lt;/p&gt;&lt;p&gt;&lt;span class="c3 c4"&gt;Sex: &lt;/span&gt;&lt;span class="c3"&gt;Female&lt;/span&gt;&lt;/p&gt;&lt;p&gt;&lt;span class="c3 c4"&gt;Race:&lt;/span&gt;&lt;span class="c3"&gt; White&lt;/span&gt;&lt;/p&gt;&lt;p&gt;&lt;span class="c3 c4"&gt;Hair: &lt;/span&gt;&lt;span class="c3"&gt;Brown &lt;/span&gt;&lt;/p&gt;&lt;p&gt;&lt;span class="c3 c4"&gt;Eyes: &lt;/span&gt;&lt;span class="c3"&gt;Brown&lt;/span&gt;&lt;/p&gt;&lt;p&gt;&lt;span class="c3 c4"&gt;Height:&lt;/span&gt;&lt;span class="c3"&gt; 5&amp;#39;6&amp;quot;&lt;/span&gt;&lt;/p&gt;&lt;p&gt;&lt;span class="c3 c4"&gt;Weight:&lt;/span&gt;&lt;span class="c3"&gt; 120lbs&lt;/span&gt;&lt;/p&gt;&lt;p&gt;&lt;span class="c3 c4"&gt;Missing From:&lt;/span&gt;&lt;span class="c3"&gt; Roanoke County, Virginia&lt;/span&gt;&lt;/p&gt;&lt;p&gt;&lt;span class="c3 c4"&gt;Missing Since: &lt;/span&gt;&lt;span class="c3"&gt;01/24/2010&lt;/span&gt;&lt;/p&gt;&lt;p&gt;&lt;span class="c3 c4"&gt;Details: &lt;/span&gt;&lt;span class="c3"&gt;Joan has a tattoo on her back and ankle. Joan goes by the nicknames Reeny or Renee. She was wearing a gold watch on her left arm and a gold ring on her right finger with the initials JRC.&lt;/span&gt;&lt;/p&gt;&lt;p&gt;&lt;span class="c3 c4"&gt;Contact:&lt;/span&gt;&lt;span class="c3"&gt; Roanoke County Police Department 540-562-3265&lt;/span&gt;&lt;/p&gt;&lt;p&gt;&lt;span class="c3"&gt;&lt;/span&gt;&lt;/p&gt;&lt;p&gt;&lt;span class="c3"&gt;&lt;/span&gt;&lt;/p&gt;&lt;p&gt;&lt;span class="c3"&gt;&lt;/span&gt;&lt;/p&gt;&lt;p&gt;&lt;span class="c3"&gt;&lt;/span&gt;&lt;/p&gt;&lt;p&gt;&lt;span class="c3 c4"&gt;Rebecca Ann Crist&lt;/span&gt;&lt;/p&gt;&lt;p&gt;&lt;span style="overflow: hidden; display: inline-block; margin: 0.00px 0.00px; border: 0.00px solid #000000; transform: rotate(0.00rad) translateZ(0px); -webkit-transform: rotate(0.00rad) translateZ(0px); width: 151.50px; height: 165.39px;"&gt;&lt;img alt="CRIST, REBECCA ANN.jpg" src="https://lh5.googleusercontent.com/O6cBysJPTCfiPYVBQkI913AM_ci95SUzeMlksfKxhf-LOjeqFHA_uhCT6_dDM5XMqneJSMYZwwKt3T6YXPHbYg4nLktg-WKVcjykEMyw9U8nqKYAR_ORBgb-zovxBNcp" style="width: 151.50px; height: 165.39px; margin-left: 0.00px; margin-top: 0.00px; transform: rotate(0.00rad) translateZ(0px); -webkit-transform: <text:soft-page-break/>rotate(0.00rad) translateZ(0px);" title=""&gt;&lt;/span&gt;&lt;span style="overflow: hidden; display: inline-block; margin: 0.00px 0.00px; border: 0.00px solid #000000; transform: rotate(0.00rad) translateZ(0px); -webkit-transform: rotate(0.00rad) translateZ(0px); width: 151.50px; height: 163.23px;"&gt;&lt;img alt="CRIST, REBECCA ANN 2.jpg" src="https://lh3.googleusercontent.com/yOKHg6pPXevUnt2EdLpIXPupynqbEEQqEKrXiGSPoY4b3AzLGXOtYWiN9cGTro5rJQm5Lqiqy8H3BCA7YtN1CXCyqwXXyA_d_JzXLD4zLlrrBcNtKzNzfMCbqfUZxQt4" style="width: 151.50px; height: 163.23px; margin-left: 0.00px; margin-top: 0.00px; transform: rotate(0.00rad) translateZ(0px); -webkit-transform: rotate(0.00rad) translateZ(0px);" title=""&gt;&lt;/span&gt;&lt;/p&gt;&lt;p&gt;&lt;span class="c3 c4"&gt;Age at time of disappearance:&lt;/span&gt;&lt;span class="c3"&gt; 25&lt;/span&gt;&lt;/p&gt;&lt;p&gt;&lt;span class="c3 c4"&gt;Sex:&lt;/span&gt;&lt;span class="c3"&gt;  Female&lt;/span&gt;&lt;/p&gt;&lt;p&gt;&lt;span class="c3 c4"&gt;Weight:&lt;/span&gt;&lt;span class="c3"&gt;  115 lbs&lt;/span&gt;&lt;/p&gt;&lt;p&gt;&lt;span class="c3 c4"&gt;Hair:&lt;/span&gt;&lt;span class="c3"&gt;  Red&lt;/span&gt;&lt;/p&gt;&lt;p&gt;&lt;span class="c3 c4"&gt;Height:&lt;/span&gt;&lt;span class="c3"&gt;  5&amp;#39; &lt;/span&gt;&lt;/p&gt;&lt;p&gt;&lt;span class="c3 c4"&gt;Eyes:&lt;/span&gt;&lt;span class="c3"&gt;  Blue&lt;/span&gt;&lt;/p&gt;&lt;p&gt;&lt;span class="c3 c4"&gt;Race:&lt;/span&gt;&lt;span class="c3"&gt;  White&lt;/span&gt;&lt;/p&gt;&lt;p&gt;&lt;span class="c3 c4"&gt;Missing Since:&lt;/span&gt;&lt;span class="c3"&gt;  May 3, 1988&lt;/span&gt;&lt;/p&gt;&lt;p&gt;&lt;span class="c3 c4"&gt;Missing From: &lt;/span&gt;&lt;span class="c3"&gt;Staunton, Virginia&lt;/span&gt;&lt;/p&gt;&lt;p&gt;&lt;span class="c3 c4"&gt;Details: &lt;/span&gt;&lt;span class="c3"&gt;Rebecca was last seen wearing a pink blouse, gray jacket, and jeans.&lt;/span&gt;&lt;/p&gt;&lt;p&gt;&lt;span class="c3"&gt;&lt;/span&gt;&lt;/p&gt;&lt;p&gt;&lt;span class="c3 c4"&gt;Contact:&lt;/span&gt;&lt;span class="c3"&gt; Staunton Police Department 540-332-3842&lt;/span&gt;&lt;/p&gt;&lt;p&gt;&lt;span class="c3 c4"&gt;&lt;/span&gt;&lt;/p&gt;&lt;p class="c1"&gt;&lt;span class="c4"&gt;&lt;/span&gt;&lt;/p&gt;&lt;p class="c1"&gt;&lt;span class="c4 c8"&gt;&lt;/span&gt;&lt;/p&gt;&lt;p class="c1"&gt;&lt;span class="c4 c8"&gt;&lt;/span&gt;&lt;/p&gt;&lt;p class="c1"&gt;&lt;span class="c4 c8"&gt;&lt;/span&gt;&lt;/p&gt;&lt;p class="c1"&gt;&lt;span class="c4 c8"&gt;&lt;/span&gt;&lt;/p&gt;&lt;p class="c1"&gt;&lt;span class="c4 c8"&gt;&lt;/span&gt;&lt;/p&gt;&lt;a id="id.m3ixo4-apso7h"&gt;&lt;/a&gt;&lt;p class="c5"&gt;&lt;span class="c7 c4"&gt;D &lt;/span&gt;&lt;/p&gt;&lt;p class="c1"&gt;&lt;span class="c3 c4"&gt;&lt;/span&gt;&lt;/p&gt;&lt;p class="c5"&gt;&lt;span class="c0"&gt;Bethany Anne Decker&lt;/span&gt;&lt;/p&gt;&lt;p class="c5"&gt;&lt;span style="overflow: hidden; display: inline-block; margin: 0.00px 0.00px; border: 0.00px solid #000000; transform: rotate(0.00rad) translateZ(0px); -webkit-transform: rotate(0.00rad) translateZ(0px); width: 131.00px; height: 174.00px;"&gt;&lt;img alt="" src="https://lh6.googleusercontent.com/OqLx0acv6K1ITDfkC_awrC-E4ug2NNwZwmxY3duT_Vpv9bP3wXsOdUSSf7WpPAyXccp7VZEflq8V4KV83dLDAKkzTT4PIEisxu-amAe6GUe1DNTCZN8w6ILAKw" style="width: 131.00px; height: 174.00px; margin-left: 0.00px; margin-top: 0.00px; transform: rotate(0.00rad) translateZ(0px); -webkit-transform: rotate(0.00rad) translateZ(0px);" title=""&gt;&lt;/span&gt;&lt;/p&gt;&lt;p class="c5"&gt;&lt;span class="c0"&gt;Age:&lt;/span&gt;&lt;span class="c6 c3"&gt; 21&lt;/span&gt;&lt;/p&gt;&lt;p class="c5"&gt;&lt;span class="c0"&gt;Sex: &lt;/span&gt;&lt;span class="c6 c3"&gt;Female&lt;/span&gt;&lt;/p&gt;&lt;p class="c5"&gt;&lt;span class="c0"&gt;Race:&lt;/span&gt;&lt;span class="c6 c3"&gt; White&lt;/span&gt;&lt;/p&gt;&lt;p class="c5"&gt;&lt;span class="c0"&gt;Hair:&lt;/span&gt;&lt;span class="c6 c3"&gt; Brown&lt;/span&gt;&lt;/p&gt;&lt;p class="c5"&gt;&lt;span class="c0"&gt;Eyes: &lt;/span&gt;&lt;span class="c6 c3"&gt;Brown&lt;/span&gt;&lt;/p&gt;&lt;p class="c5"&gt;&lt;span class="c0"&gt;Height:&lt;/span&gt;&lt;span class="c6 c3"&gt; 5&amp;#39;0&amp;quot;&lt;/span&gt;&lt;/p&gt;&lt;p class="c5"&gt;&lt;span class="c0"&gt;Weight:&lt;/span&gt;&lt;span class="c6 c3"&gt; 130lbs&lt;/span&gt;&lt;/p&gt;&lt;p class="c5"&gt;&lt;span class="c0"&gt;Missing From:&lt;/span&gt;&lt;span class="c6 c3"&gt; Loudoun County, Virginia&lt;/span&gt;&lt;/p&gt;&lt;p class="c5"&gt;&lt;span class="c0"&gt;Missing Since: &lt;/span&gt;&lt;span class="c6 c3"&gt;01/28/2011&lt;/span&gt;&lt;/p&gt;&lt;p class="c5"&gt;&lt;span class="c0"&gt;Details: &lt;/span&gt;&lt;span class="c6 c3"&gt;Bethany has a small tattoo of a fish on her ankle.  She was last seen with Ronald Roldan, a white male.&lt;/span&gt;&lt;/p&gt;&lt;p class="c5"&gt;&lt;span class="c0"&gt;Contact:  &lt;/span&gt;&lt;span class="c6 c3"&gt;Loudoun County Sheriff’s Office 703-777-0445&lt;/span&gt;&lt;/p&gt;&lt;p class="c1"&gt;&lt;span class="c3"&gt;&lt;/span&gt;&lt;/p&gt;&lt;p class="c1"&gt;&lt;span class="c3"&gt;&lt;/span&gt;&lt;/p&gt;&lt;p class="c5"&gt;&lt;span class="c3 c4"&gt;Kelly Bergh Dove&lt;/span&gt;&lt;/p&gt;&lt;p class="c5"&gt;&lt;span style="overflow: hidden; display: inline-block; margin: 0.00px 0.00px; border: 0.00px solid #000000; transform: rotate(0.00rad) translateZ(0px); -webkit-transform: rotate(0.00rad) translateZ(0px); width: 157.15px; height: 146.50px;"&gt;&lt;img alt="DOVE, KELLY BERGH.JPG" src="https://lh4.googleusercontent.com/lBDid2nG4sn7ljUF8tDHn9DKo_wM8d_0FC0Q5MJr-fjN3kMgECDpnzv2vlKUSz-<text:soft-page-break/>4yrtj_VON1sVn2enxrdu35d2SeIlDxQB19iOgTcC83cejLmNAwORWTqVugaPtWXLPKA" style="width: 157.15px; height: 146.50px; margin-left: 0.00px; margin-top: 0.00px; transform: rotate(0.00rad) translateZ(0px); -webkit-transform:</text:p>
      <text:p text:style-name="P1"><text:s/>rotate(0.00rad) translateZ(0px);" title=""&gt;&lt;/span&gt;&lt;/p&gt;&lt;p&gt;&lt;span class="c3 c4"&gt;Age:&lt;/span&gt;&lt;span class="c3"&gt; 20&lt;/span&gt;&lt;/p&gt;&lt;p&gt;&lt;span class="c3 c4"&gt;Sex: &lt;/span&gt;&lt;span class="c3"&gt;Female&lt;/span&gt;&lt;/p&gt;&lt;p&gt;&lt;span class="c3 c4"&gt;Race:&lt;/span&gt;&lt;span class="c3"&gt; White&lt;/span&gt;&lt;/p&gt;&lt;p&gt;&lt;span class="c3 c4"&gt;Hair:&lt;/span&gt;&lt;span class="c3"&gt; Brown&lt;/span&gt;&lt;/p&gt;&lt;p&gt;&lt;span class="c3 c4"&gt;Eyes: &lt;/span&gt;&lt;span class="c3"&gt;Brown&lt;/span&gt;&lt;/p&gt;&lt;p&gt;&lt;span class="c3 c4"&gt;Height:&lt;/span&gt;&lt;span class="c3"&gt; 5&amp;#39;0&amp;quot;&lt;/span&gt;&lt;/p&gt;&lt;p&gt;&lt;span class="c3 c4"&gt;Weight:&lt;/span&gt;&lt;span class="c3"&gt; 100lbs&lt;/span&gt;&lt;/p&gt;&lt;p&gt;&lt;span class="c3 c4"&gt;Missing From:&lt;/span&gt;&lt;span class="c3"&gt; Harrisonburg, Virginia&lt;/span&gt;&lt;/p&gt;&lt;p&gt;&lt;span class="c3 c4"&gt;Missing Since: &lt;/span&gt;&lt;span class="c3"&gt;06/18/1982&lt;/span&gt;&lt;/p&gt;&lt;p&gt;&lt;span class="c3 c4"&gt;Details: &lt;/span&gt;&lt;span class="c3"&gt;Kelly was abducted by a stranger from a service station.  She was wearing a light colored v-neck sweater with pin stripes, tan pants, sandals, and glasses.  She has a scar on her left elbow, a scar on her forehead at the hairline, and a scar on the back of her head.&lt;/span&gt;&lt;/p&gt;&lt;p&gt;&lt;span class="c3 c4"&gt;Contact:  &lt;/span&gt;&lt;span class="c3"&gt;Harrisonburg Police Department&lt;/span&gt;&lt;span class="c3"&gt; 540-437-2650&lt;/span&gt;&lt;/p&gt;&lt;p class="c1"&gt;&lt;span class="c3"&gt;&lt;/span&gt;&lt;/p&gt;&lt;p class="c1"&gt;&lt;span class="c7 c4"&gt;&lt;/span&gt;&lt;/p&gt;&lt;a id="id.g6vwbt-kjsxzk"&gt;&lt;/a&gt;&lt;p class="c5"&gt;&lt;span class="c7 c4"&gt;E &lt;/span&gt;&lt;/p&gt;&lt;p class="c1"&gt;&lt;span class="c4 c8"&gt;&lt;/span&gt;&lt;/p&gt;&lt;p class="c5"&gt;&lt;span class="c4"&gt;Virginia Jackson Edmonds&lt;/span&gt;&lt;/p&gt;&lt;p class="c5"&gt;&lt;span style="overflow: hidden; display: inline-block; margin: 0.00px 0.00px; border: 0.00px solid #000000; transform: rotate(0.00rad) translateZ(0px); -webkit-transform: rotate(0.00rad) translateZ(0px); width: 135.00px; height: 162.00px;"&gt;&lt;img alt="" src="https://lh5.googleusercontent.com/_ArN_4y12vY-uSdj-Zh0NrX4Zit_ipZB6Sigkx89B2yAv8s3H0dp6oLHTnIuMmJS6hqVsLw61r6M51itOHF4IJt3azqh1pm_9FuE4x0FKgLRa8ct2MwcCQTRsgNvx79h" style="width: 135.00px; height: 162.00px; margin-left: 0.00px; margin-top: 0.00px; transform: rotate(0.00rad) translateZ(0px); -webkit-transform: rotate(0.00rad) translateZ(0px);" title=""&gt;&lt;/span&gt;&lt;/p&gt;&lt;p&gt;&lt;span class="c3 c4"&gt;Age at time of disappearance:&lt;/span&gt;&lt;span class="c3"&gt; 73&lt;/span&gt;&lt;/p&gt;&lt;p&gt;&lt;span class="c3 c4"&gt;Sex:&lt;/span&gt;&lt;span class="c3"&gt;  Female&lt;/span&gt;&lt;/p&gt;&lt;p&gt;&lt;span class="c3 c4"&gt;Weight:&lt;/span&gt;&lt;span class="c3"&gt;  115 lbs&lt;/span&gt;&lt;/p&gt;&lt;p&gt;&lt;span class="c3 c4"&gt;Height:&lt;/span&gt;&lt;span class="c3"&gt;  5&amp;#39; 5&amp;quot;&lt;/span&gt;&lt;/p&gt;&lt;p&gt;&lt;span class="c3 c4"&gt;Eyes:&lt;/span&gt;&lt;span class="c3"&gt;  Brown&lt;/span&gt;&lt;/p&gt;&lt;p&gt;&lt;span class="c3 c4"&gt;Hair:&lt;/span&gt;&lt;span class="c3"&gt;  Black&lt;/span&gt;&lt;/p&gt;&lt;p&gt;&lt;span class="c3 c4"&gt;Race:&lt;/span&gt;&lt;span class="c3"&gt;  Black&lt;/span&gt;&lt;/p&gt;&lt;p&gt;&lt;span class="c3 c4"&gt;Missing From:&lt;/span&gt;&lt;span class="c3"&gt; Lunenburg County, Virginia&lt;/span&gt;&lt;/p&gt;&lt;p&gt;&lt;span class="c3 c4"&gt;Missing Since: &lt;/span&gt;&lt;span class="c3"&gt;06/28/2013&lt;/span&gt;&lt;/p&gt;&lt;p&gt;&lt;span class="c3 c4"&gt;Details:  &lt;/span&gt;&lt;span class="c3"&gt;Virginia was driving a 1999 Oldsmobile Alero, silver in color.  She may be in need of medical attention.&lt;/span&gt;&lt;/p&gt;&lt;p&gt;&lt;span class="c3 c4"&gt;Contact:  &lt;/span&gt;&lt;span class="c3"&gt;Lunenburg County Sheriff’s Office 434-696-4452&lt;/span&gt;&lt;/p&gt;&lt;p class="c1"&gt;&lt;span class="c4"&gt;&lt;/span&gt;&lt;/p&gt;&lt;p class="c1"&gt;&lt;span class="c4"&gt;&lt;/span&gt;&lt;/p&gt;&lt;p class="c1"&gt;&lt;span class="c4"&gt;&lt;/span&gt;&lt;/p&gt;&lt;p class="c1"&gt;&lt;span class="c15 c4"&gt;&lt;/span&gt;&lt;/p&gt;&lt;a id="id.mm97g1-uzn0hr"&gt;&lt;/a&gt;&lt;p class="c5"&gt;&lt;span class="c7 c4"&gt;F &lt;/span&gt;&lt;/p&gt;&lt;p class="c5"&gt;&lt;span class="c4 c10"&gt;Robert Ray Fitzgerald&lt;/span&gt;&lt;/p&gt;&lt;p&gt;&lt;span class="c4 c10"&gt;&lt;/span&gt;&lt;/p&gt;&lt;p class="c5"&gt;&lt;span style="overflow: hidden; display: inline-block; margin: 0.00px 0.00px; border: 0.00px solid #000000; transform: rotate(0.00rad) translateZ(0px); -webkit-transform: rotate(0.00rad) translateZ(0px); width: 138.00px; height: 165.00px;"&gt;&lt;img alt="" src="https://lh4.googleusercontent.com/uGBzLZTBr10p621tT2ps7SIurGHlFZ2EArf7pZuDWMGZ_Rs7oot-CSQ9_AUbF8bmFPpFKMgO2UTqywUFcZg-0QGvVtuTtpud9Sh_qrPGm4NqrM0x1jejLQwznYq-E8Qq" style="width: 138.00px; height: 165.00px; margin-left: 0.00px; margin-top: 0.00px; transform: rotate(0.00rad) translateZ(0px); -webkit-transform: rotate(0.00rad) translateZ(0px);" title=""&gt;&lt;/span&gt;&lt;/p&gt;&lt;p class="c1"&gt;&lt;span class="c12"&gt;&lt;/span&gt;&lt;/p&gt;&lt;p&gt;&lt;span class="c3"&gt;Age: 61&lt;/span&gt;&lt;/p&gt;&lt;p&gt;&lt;span class="c3"&gt;Sex: Male&lt;/span&gt;&lt;/p&gt;&lt;p&gt;&lt;span class="c3"&gt;Race: White&lt;/span&gt;&lt;/p&gt;&lt;p&gt;&lt;span <text:soft-page-break/>class="c3"&gt;Hair: Red&lt;/span&gt;&lt;/p&gt;&lt;p&gt;&lt;span class="c3"&gt;Eyes: Hazel&lt;/span&gt;&lt;/p&gt;&lt;p&gt;&lt;span class="c3"&gt;Height: 5&amp;#39; 11&amp;quot;&lt;/span&gt;&lt;/p&gt;&lt;p&gt;&lt;span class="c3"&gt;Weight: 160 lbs&lt;/span&gt;&lt;/p&gt;&lt;p&gt;&lt;span class="c3"&gt;Missing From: Staunton, Virginia&lt;/span&gt;&lt;/p&gt;&lt;p&gt;&lt;span class="c3"&gt;Missing Since: 11/12/2012&lt;/span&gt;&lt;/p&gt;&lt;p&gt;&lt;span class="c3"&gt;Details: Robert was hiking on the Shenandoah Mountain in Augusta County on 11/11/2012 and lost his cell phone.  It is believed he returned to the mountain, at the Confederate Breast Works, on Monday 11/12/2012.  He has not been seen or heard from since.    &lt;/span&gt;&lt;/p&gt;&lt;p&gt;&lt;span class="c3"&gt;Contact: Augusta County Sheriff&amp;#39;s Office at 540-245-5333 or the Staunton Police Department at 540-332-3842.&lt;/span&gt;&lt;/p&gt;&lt;p&gt;&lt;span class="c3"&gt;&lt;/span&gt;&lt;/p&gt;&lt;p&gt;&lt;span class="c3"&gt;&lt;/span&gt;&lt;/p&gt;&lt;p&gt;&lt;span class="c3"&gt;&lt;/span&gt;&lt;/p&gt;&lt;p&gt;&lt;span class="c3"&gt;&lt;/span&gt;&lt;/p&gt;&lt;p&gt;&lt;span class="c3 c4"&gt;JOSEPH LEE FRANCE&lt;/span&gt;&lt;/p&gt;&lt;p&gt;&lt;span style="overflow: hidden; display: inline-block; margin: 0.00px 0.00px; border: 0.00px solid #000000; transform: rotate(0.00rad) translateZ(0px); -webkit-transform: rotate(0.00rad) translateZ(0px); width: 117.50px; height: 156.50px;"&gt;&lt;img alt="FRANCE MISSING1.jpg" src="https://lh3.googleusercontent.com/D6yvI85jz2qlNKUGRC8fXvkNagm7Ss00j4IEuq_4ai6g5GD5c5bpXSwCGPcq56f_3aLc6vIs9M7ScVc2jFiY_e4MIIjjGplVnrA0OFGxCEBHef5FLPoMAhu31CzZnuiTWg" style="width: 117.50px; height: 156.50px; margin-left: 0.00px; margin-top: 0.00px; transform: rotate(0.00rad) translateZ(0px); -webkit-transform: rotate(0.00rad) translateZ(0px);" title=""&gt;&lt;/span&gt;&lt;/p&gt;&lt;p&gt;&lt;span class="c3 c4"&gt;&lt;/span&gt;&lt;/p&gt;&lt;p&gt;&lt;span class="c3 c4"&gt;Age&lt;/span&gt;&lt;span class="c3"&gt;: 64&lt;/span&gt;&lt;/p&gt;&lt;p&gt;&lt;span class="c3 c4"&gt;Sex&lt;/span&gt;&lt;span class="c3"&gt;: M&lt;/span&gt;&lt;/p&gt;&lt;p&gt;&lt;span class="c3 c4"&gt;Race&lt;/span&gt;&lt;span class="c3"&gt;: BLACK&lt;/span&gt;&lt;/p&gt;&lt;p&gt;&lt;span class="c3 c4"&gt;Hair&lt;/span&gt;&lt;span class="c3"&gt;: BLACK&lt;/span&gt;&lt;/p&gt;&lt;p&gt;&lt;span class="c3 c4"&gt;Eyes&lt;/span&gt;&lt;span class="c3"&gt;: GREEN&lt;/span&gt;&lt;/p&gt;&lt;p&gt;&lt;span class="c3 c4"&gt;Height&lt;/span&gt;&lt;span class="c3"&gt;:  6’2”&lt;/span&gt;&lt;/p&gt;&lt;p&gt;&lt;span class="c3 c4"&gt;Weight&lt;/span&gt;&lt;span class="c3"&gt;:  230&lt;/span&gt;&lt;/p&gt;&lt;p&gt;&lt;span class="c3 c4"&gt;Missing From&lt;/span&gt;&lt;span class="c3"&gt;:  RICHMOND, Virginia&lt;/span&gt;&lt;/p&gt;&lt;p&gt;&lt;span class="c3 c4"&gt;Missing Since&lt;/span&gt;&lt;span class="c3"&gt;: 03-24-2016&lt;/span&gt;&lt;/p&gt;&lt;p&gt;&lt;span class="c3 c4"&gt;Details&lt;/span&gt;&lt;span class="c3"&gt;: JOSEPH WAS LAST SEEN WEARING A BLUE AND GREEN LONG SLEEVE STRIPED SHIRT AND DARK COLORED PANTS.  JOSEPH IS WITHOUT HIS REQUIRED MEDICATION.      &lt;/span&gt;&lt;/p&gt;&lt;p&gt;&lt;span class="c3 c4"&gt;Contact&lt;/span&gt;&lt;span class="c3"&gt;: RICHMOND POLICE DEPARTMENT AT 804-646-5100&lt;/span&gt;&lt;/p&gt;&lt;p class="c1"&gt;&lt;span class="c12"&gt;&lt;/span&gt;&lt;/p&gt;&lt;p class="c1"&gt;&lt;span class="c12"&gt;&lt;/span&gt;&lt;/p&gt;&lt;p class="c1"&gt;&lt;span class="c12"&gt;&lt;/span&gt;&lt;/p&gt;&lt;a id="id.5b4u17-19h14p"&gt;&lt;/a&gt;&lt;p class="c5"&gt;&lt;span class="c7 c4"&gt;G &lt;/span&gt;&lt;/p&gt;&lt;p class="c5"&gt;&lt;span class="c4 c10"&gt;IRVING MCKINLEY GREGORY&lt;/span&gt;&lt;/p&gt;&lt;p class="c5"&gt;&lt;span style="overflow: hidden; display: inline-block; margin: 0.00px 0.00px; border: 0.00px solid #000000; transform: rotate(0.00rad) translateZ(0px); -webkit-transform: rotate(0.00rad) translateZ(0px); width: 170.00px; height: 204.00px;"&gt;&lt;img alt="GREGORY MISSING PERSON1.jpg" src="https://lh4.googleusercontent.com/3sjahhCPJ4paBtwTp0Q-BJZZGcpuhwFDQ5hYt2OYr89eXZl3JlT9qqflNgKl-MOHOn8TocrnAkNpLTjcT2qyosSEjK5fMTQyiZOqgo9u9egwh_kfiX3L_Pxw5L3jl99Fjg" style="width: 170.00px; height: 204.00px; margin-left: 0.00px; margin-top: 0.00px; transform: rotate(0.00rad) translateZ(0px); -webkit-transform: rotate(0.00rad) translateZ(0px);" title=""&gt;&lt;/span&gt;&lt;/p&gt;&lt;p&gt;&lt;span class="c3 c4"&gt;Age:&lt;/span&gt;&lt;span class="c3"&gt; 78&lt;/span&gt;&lt;/p&gt;&lt;p&gt;&lt;span class="c3 c4"&gt;Sex: &lt;/span&gt;&lt;span class="c3"&gt;Male&lt;/span&gt;&lt;/p&gt;&lt;p&gt;&lt;span class="c3 c4"&gt;Race:&lt;/span&gt;&lt;span class="c3"&gt; Black&lt;/span&gt;&lt;/p&gt;&lt;p&gt;&lt;span class="c3 c4"&gt;Hair: &lt;/span&gt;&lt;span class="c3"&gt;Black &lt;/span&gt;&lt;/p&gt;&lt;p&gt;&lt;span class="c3 c4"&gt;Eyes:&lt;/span&gt;&lt;span class="c3"&gt; Brown&lt;/span&gt;&lt;/p&gt;&lt;p&gt;&lt;span class="c3 c4"&gt;Height: &lt;/span&gt;&lt;span class="c3"&gt;5’6”&lt;/span&gt;&lt;/p&gt;&lt;p&gt;&lt;span class="c3 c4"&gt;Weight: &lt;/span&gt;&lt;span class="c3"&gt;140 lbs&lt;/span&gt;&lt;/p&gt;&lt;p&gt;&lt;span class="c3 c4"&gt;Missing From:&lt;/span&gt;&lt;span class="c3"&gt; South Hill, Virginia&lt;/span&gt;&lt;/p&gt;&lt;p&gt;&lt;span class="c3 c4"&gt;Missing Since:&lt;/span&gt;&lt;span class="c3"&gt; 02/22/2016&lt;/span&gt;&lt;/p&gt;&lt;p&gt;&lt;span class="c3 c4"&gt;Details:&lt;/span&gt;&lt;span class="c3"&gt; Irving was last seen wearing a white shirt, tan pants, brown coat, and a brown hat.  He suffers from a cognitive impairment and <text:soft-page-break/>is without his medication.  Irving was last seen walking north on route 1. &lt;/span&gt;&lt;/p&gt;&lt;p&gt;&lt;span class="c3 c4"&gt;Cont&lt;/span&gt;&lt;span class="c3 c4"&gt;act:&lt;/span&gt;&lt;span class="c3"&gt; South Hill Police Department/Mecklenburg Sheriff’s Office 434-738-0028&lt;/span&gt;&lt;/p&gt;&lt;p class="c1"&gt;&lt;span class="c4 c10"&gt;&lt;/span&gt;&lt;/p&gt;&lt;p class="c1"&gt;&lt;span class="c4 c10"&gt;&lt;/span&gt;&lt;/p&gt;&lt;p class="c1"&gt;&lt;span class="c4 c10"&gt;&lt;/span&gt;&lt;/p&gt;&lt;p class="c1"&gt;&lt;span class="c4 c10"&gt;&lt;/span&gt;&lt;/p&gt;&lt;p class="c5"&gt;&lt;span class="c4 c10"&gt;Anita Marie Gunn&lt;/span&gt;&lt;/p&gt;&lt;p class="c5"&gt;&lt;span style="overflow: hidden; display: inline-block; margin: 0.00px 0.00px; border: 0.00px solid #000000; transform: rotate(0.00rad) translateZ(0px); -webkit-transform: rotate(0.00rad) translateZ(0px); width: 132.50px; height: 167.96px;"&gt;&lt;img alt="GUNN, ANITA MARIE.jpg" src="https://lh4.googleusercontent.com/C3weU_yULAFxn8dDk5sTTTk2vPQ4Ckr6QiNw7IDGgqYTSBelMJSMSQms-IZTcluh3ApbABKJIQjDUzqiPtcfxTIk7_ZdgIkqlzDf9bn5klHF9KWu7mzBaLvSmjmxmpBl" style="width: 132.50px; height: 167.96px; margin-left: 0.00px; margin-top: 0.00px; transform: rotate(0.00rad) translateZ(0px); -webkit-transform: rotate(0.00rad) translateZ(0px);" title=""&gt;&lt;/span&gt;&lt;/p&gt;&lt;p class="c1"&gt;&lt;span class="c4 c10"&gt;&lt;/span&gt;&lt;/p&gt;&lt;p&gt;&lt;span class="c3 c4"&gt;Age:&lt;/span&gt;&lt;span class="c3"&gt; 34&lt;/span&gt;&lt;/p&gt;&lt;p&gt;&lt;span class="c3 c4"&gt;Sex: &lt;/span&gt;&lt;span class="c3"&gt;Female&lt;/span&gt;&lt;/p&gt;&lt;p&gt;&lt;span</text:p>
      <text:p text:style-name="P1"><text:s/>class="c3 c4"&gt;Race:&lt;/span&gt;&lt;span class="c3"&gt; White&lt;/span&gt;&lt;/p&gt;&lt;p&gt;&lt;span class="c3 c4"&gt;Hair: &lt;/span&gt;&lt;span class="c3"&gt;Brown &lt;/span&gt;&lt;/p&gt;&lt;p&gt;&lt;span class="c3 c4"&gt;Eyes:&lt;/span&gt;&lt;span class="c3"&gt; Green&lt;/span&gt;&lt;/p&gt;&lt;p&gt;&lt;span class="c3 c4"&gt;Height: &lt;/span&gt;&lt;span class="c3"&gt;5’0”&lt;/span&gt;&lt;/p&gt;&lt;p&gt;&lt;span class="c3 c4"&gt;Weight: &lt;/span&gt;&lt;span class="c3"&gt;110 lbs&lt;/span&gt;&lt;/p&gt;&lt;p&gt;&lt;span class="c3 c4"&gt;Missing From:&lt;/span&gt;&lt;span class="c3"&gt; Chesterfield, Virginia&lt;/span&gt;&lt;/p&gt;&lt;p&gt;&lt;span class="c3 c4"&gt;Missing Since:&lt;/span&gt;&lt;span class="c3"&gt; 08/31/1990&lt;/span&gt;&lt;/p&gt;&lt;p&gt;&lt;span class="c3 c4"&gt;Details:&lt;/span&gt;&lt;span class="c3"&gt; Anita has “Butch” tattooed on her right forearm and a scar on her right wrist.&lt;/span&gt;&lt;/p&gt;&lt;p&gt;&lt;span class="c3 c4"&gt;Contact:&lt;/span&gt;&lt;span class="c3"&gt; Chesterfield Police Department 804-748-1251&lt;/span&gt;&lt;/p&gt;&lt;p class="c1"&gt;&lt;span class="c4 c8"&gt;&lt;/span&gt;&lt;/p&gt;&lt;p class="c1"&gt;&lt;span class="c7 c4"&gt;&lt;/span&gt;&lt;/p&gt;&lt;a id="id.9o0ckh-fniqn8"&gt;&lt;/a&gt;&lt;p&gt;&lt;span class="c7 c4"&gt;H &lt;/span&gt;&lt;/p&gt;&lt;p&gt;&lt;span class="c3 c4"&gt;&lt;/span&gt;&lt;/p&gt;&lt;p&gt;&lt;span class="c3 c4"&gt;&lt;/span&gt;&lt;/p&gt;&lt;p&gt;&lt;span class="c3 c4"&gt;Donna Gail Harris&lt;/span&gt;&lt;/p&gt;&lt;p&gt;&lt;span style="overflow: hidden; display: inline-block; margin: 0.00px 0.00px; border: 0.00px solid #000000; transform: rotate(0.00rad) translateZ(0px); -webkit-transform: rotate(0.00rad) translateZ(0px); width: 113.50px; height: 148.90px;"&gt;&lt;img alt="HarrisDonnaGail.jpg" src="https://lh4.googleusercontent.com/wzNTld5LR7l-fEcho5ecfF2X97lpjeEwi_HW2sGZZGTQFemP-jfnFEH0V73LaBOhH8G02KXUbxLrPPvUmwzK_Xviu-krHHpHyWFCBU70HOJhaF2DvyGZnULjSo01RzKe" style="width: 113.50px; height: 148.90px; margin-left: 0.00px; margin-top: 0.00px; transform: rotate(0.00rad) translateZ(0px); -webkit-transform: rotate(0.00rad) translateZ(0px);" title=""&gt;&lt;/span&gt;&lt;/p&gt;&lt;p&gt;&lt;span class="c3 c4"&gt;&lt;/span&gt;&lt;/p&gt;&lt;p&gt;&lt;span class="c3 c4"&gt;Age:&lt;/span&gt;&lt;span class="c3"&gt; 35&lt;/span&gt;&lt;/p&gt;&lt;p&gt;&lt;span class="c3 c4"&gt;Sex: &lt;/span&gt;&lt;span class="c3"&gt;Female&lt;/span&gt;&lt;/p&gt;&lt;p&gt;&lt;span class="c3 c4"&gt;Race:&lt;/span&gt;&lt;span class="c3"&gt; White&lt;/span&gt;&lt;/p&gt;&lt;p&gt;&lt;span class="c3 c4"&gt;Hair: &lt;/span&gt;&lt;span class="c3"&gt;Brown &lt;/span&gt;&lt;/p&gt;&lt;p&gt;&lt;span class="c3 c4"&gt;Eyes:&lt;/span&gt;&lt;span class="c3"&gt; Brown&lt;/span&gt;&lt;/p&gt;&lt;p&gt;&lt;span class="c3 c4"&gt;Height: &lt;/span&gt;&lt;span class="c3"&gt;5’2”&lt;/span&gt;&lt;/p&gt;&lt;p&gt;&lt;span class="c3 c4"&gt;Weight: &lt;/span&gt;&lt;span class="c3"&gt;102 lbs&lt;/span&gt;&lt;/p&gt;&lt;p&gt;&lt;span class="c3 c4"&gt;Missing From:&lt;/span&gt;&lt;span class="c3"&gt; Chesterfield, Virginia&lt;/span&gt;&lt;/p&gt;&lt;p&gt;&lt;span class="c3 c4"&gt;Missing Since:&lt;/span&gt;&lt;span class="c3"&gt; 04/05/1991&lt;/span&gt;&lt;/p&gt;&lt;p&gt;&lt;span class="c3 c4"&gt;Contact:&lt;/span&gt;&lt;span class="c3"&gt; Chesterfield Police Department 804-748-1251&lt;/span&gt;&lt;/p&gt;&lt;p&gt;&lt;span class="c3"&gt;&lt;/span&gt;&lt;/p&gt;&lt;p&gt;&lt;span class="c3"&gt;&lt;/span&gt;&lt;/p&gt;&lt;p&gt;&lt;span class="c3 c4"&gt;&lt;/span&gt;&lt;/p&gt;&lt;p&gt;&lt;span class="c3 c4"&gt;&lt;/span&gt;&lt;/p&gt;&lt;p&gt;&lt;span class="c3 c4"&gt;&lt;/span&gt;&lt;/p&gt;&lt;p&gt;&lt;span class="c3 c4"&gt;&lt;/span&gt;&lt;/p&gt;&lt;p&gt;&lt;span class="c3 c4"&gt;&lt;/span&gt;&lt;/p&gt;&lt;p&gt;&lt;span class="c3 c4"&gt;&lt;/span&gt;&lt;/p&gt;&lt;p&gt;&lt;span class="c3 c4"&gt;Robert Lee Hourihan&lt;/span&gt;&lt;/p&gt;&lt;p&gt;&lt;span <text:soft-page-break/>style="overflow: hidden; display: inline-block; margin: 0.00px 0.00px; border: 0.00px solid #000000; transform: rotate(0.00rad) translateZ(0px); -webkit-transform: rotate(0.00rad) translateZ(0px); width: 143.75px; height: 172.50px;"&gt;&lt;img alt="HOURIHAN, ROBERT LEE1.jpg" src="https://lh6.googleusercontent.com/idnM5ZV1u9mxgeeHFEFYLYcbu0Hnqf3xJrcJX4flaGFKFrEmZRw5zQ59dpGuqnQn7BTvGQ-cKxag7lUc7wB8kCd8kjeI35i8Igcmgm0pS-u2KgP6SZDJaHTsaDcXs04C" style="width: 143.75px; height: 172.50px; margin-left: 0.00px; margin-top: 0.00px; transform: rotate(0.00rad) translateZ(0px); -webkit-transform: rotate(0.00rad) translateZ(0px);" title=""&gt;&lt;/span&gt;&lt;/p&gt;&lt;p&gt;&lt;span class="c3 c4"&gt;&lt;/span&gt;&lt;/p&gt;&lt;p&gt;&lt;span class="c3 c4"&gt;Age:&lt;/span&gt;&lt;span class="c3"&gt; 36&lt;/span&gt;&lt;/p&gt;&lt;p&gt;&lt;span class="c3 c4"&gt;Sex: &lt;/span&gt;&lt;span class="c3"&gt;Male&lt;/span&gt;&lt;/p&gt;&lt;p&gt;&lt;span class="c3 c4"&gt;Race:&lt;/span&gt;&lt;span class="c3"&gt; White&lt;/span&gt;&lt;/p&gt;&lt;p&gt;&lt;span class="c3 c4"&gt;Hair: &lt;/span&gt;&lt;span class="c3"&gt;Blonde &lt;/span&gt;&lt;/p&gt;&lt;p&gt;&lt;span class="c3 c4"&gt;Eyes:&lt;/span&gt;&lt;span class="c3"&gt;Blue&lt;/span&gt;&lt;/p&gt;&lt;p&gt;&lt;span class="c3 c4"&gt;Height: &lt;/span&gt;&lt;span class="c3"&gt;5’8”&lt;/span&gt;&lt;/p&gt;&lt;p&gt;&lt;span class="c3 c4"&gt;Weight: &lt;/span&gt;&lt;span class="c3"&gt;250 lbs&lt;/span&gt;&lt;/p&gt;&lt;p&gt;&lt;span class="c3 c4"&gt;Missing From:&lt;/span&gt;&lt;span class="c3"&gt; Palmyra, Virginia&lt;/span&gt;&lt;/p&gt;&lt;p&gt;&lt;span class="c3 c4"&gt;Missing Since:&lt;/span&gt;&lt;span class="c3"&gt; 04/08/2011&lt;/span&gt;&lt;/p&gt;&lt;p&gt;&lt;span class="c3 c4"&gt;Details:&lt;/span&gt;&lt;span class="c3"&gt;  Robert was last seen at the E.W. Thomas Grocery in Palmyra, Virginia.  His 2004 Chevrolet was found in the Target parking lot in Charles County, Maryland.&lt;/span&gt;&lt;/p&gt;&lt;p&gt;&lt;span class="c3 c4"&gt;Contact:&lt;/span&gt;&lt;span class="c3"&gt; Fluvanna County Sheriff’s Office 434-589-8211&lt;/span&gt;&lt;/p&gt;&lt;p&gt;&lt;span class="c3 c4"&gt;&lt;/span&gt;&lt;/p&gt;&lt;p&gt;&lt;span class="c3 c4"&gt;&lt;/span&gt;&lt;/p&gt;&lt;p&gt;&lt;span class="c3 c4"&gt;&lt;/span&gt;&lt;/p&gt;&lt;p&gt;&lt;span class="c3 c4"&gt;&lt;/span&gt;&lt;/p&gt;&lt;p&gt;&lt;span class="c3 c4"&gt;&lt;/span&gt;&lt;/p&gt;&lt;p&gt;&lt;span class="c3 c4"&gt;Kathleen Mary Hulderman&lt;/span&gt;&lt;/p&gt;&lt;p&gt;&lt;span style="overflow: hidden; display: inline-block; margin: 0.00px 0.00px; border: 0.00px solid #000000; transform: rotate(0.00rad) translateZ(0px); -webkit-transform: rotate(0.00rad) translateZ(0px); width: 126.00px; height: 151.00px;"&gt;&lt;img alt="" src="https://lh3.googleusercontent.com/rgCvLGi7o7eggJgwPk6hYZUxbcY5fbeC4MLZOpWvFHenN6wOJtBSrXRAjaqevMLPe7_JtQIET98aZ_JMOA-N_YG0orfzR3CUdwhe1Oe55ErA75cAds-dUbu6nGY" style="width: 126.00px; height: 151.00px; margin-left: 0.00px; margin-top: 0.00px; transform: rotate(0.00rad) translateZ(0px); -webkit-transform: rotate(0.00rad) translateZ(0px);" title=""&gt;&lt;/span&gt;&lt;/p&gt;&lt;p&gt;&lt;span class="c3 c4"&gt;Age:&lt;/span&gt;&lt;span class="c3"&gt; 41&lt;/span&gt;&lt;/p&gt;&lt;p&gt;&lt;span class="c3 c4"&gt;Sex: &lt;/span&gt;&lt;span class="c3"&gt;Female&lt;/span&gt;&lt;/p&gt;&lt;p&gt;&lt;span class="c3 c4"&gt;Race:&lt;/span&gt;&lt;span class="c3"&gt; White&lt;/span&gt;&lt;/p&gt;&lt;p&gt;&lt;span class="c3 c4"&gt;Hair:&lt;/span&gt;&lt;span class="c3"&gt; Blonde&lt;/span&gt;&lt;/p&gt;&lt;p&gt;&lt;span class="c3 c4"&gt;Eyes: &lt;/span&gt;&lt;span class="c3"&gt;Blue&lt;/span&gt;&lt;/p&gt;&lt;p&gt;&lt;span class="c3 c4"&gt;Height:&lt;/span&gt;&lt;span class="c3"&gt; 5&amp;#39;9&amp;quot;&lt;/span&gt;&lt;/p&gt;&lt;p&gt;&lt;span class="c3 c4"&gt;Weight:&lt;/span&gt;&lt;span class="c3"&gt; 145lbs&lt;/span&gt;&lt;/p&gt;&lt;p&gt;&lt;span class="c3 c4"&gt;Missing From:&lt;/span&gt;&lt;span class="c3"&gt; Chesapeake City, Virginia&lt;/span&gt;&lt;/p&gt;&lt;p&gt;&lt;span class="c3 c4"&gt;Missing Since: &lt;/span&gt;&lt;span class="c3"&gt;10/21/2005&lt;/span&gt;&lt;/p&gt;&lt;p&gt;&lt;span class="c3 c4"&gt;Details: &lt;/span&gt;&lt;span class="c3"&gt;Kathleen has a tattoo of a rose on her ankle.&lt;/span&gt;&lt;/p&gt;&lt;p&gt;&lt;span class="c3 c4"&gt;Contact:  Chesapeake City Police Department 757-312-0287&lt;/span&gt;&lt;/p&gt;&lt;p&gt;&lt;span class="c3 c4"&gt;&lt;/span&gt;&lt;/p&gt;&lt;p&gt;&lt;span class="c3 c4"&gt;&lt;/span&gt;&lt;/p&gt;&lt;p class="c1"&gt;&lt;span class="c6 c3"&gt;&lt;/span&gt;&lt;/p&gt;&lt;a id="id.4oymf4-8hn9cw"&gt;&lt;/a&gt;&lt;p class="c5"&gt;&lt;span class="c7 c4"&gt;I &lt;/span&gt;&lt;/p&gt;&lt;p class="c1"&gt;&lt;span class="c7 c4"&gt;&lt;/span&gt;&lt;/p&gt;&lt;a id="id.l88uhv-akza5i"&gt;&lt;/a&gt;&lt;p class="c5"&gt;&lt;span class="c7 c4"&gt;J &lt;/span&gt;&lt;/p&gt;&lt;p class="c5"&gt;&lt;span class="c3 c4"&gt;William Asa Jenkins&lt;/span&gt;&lt;/p&gt;&lt;p class="c5"&gt;&lt;span style="overflow: hidden; display: inline-block; margin: 0.00px 0.00px; border: 0.00px solid #000000; transform: rotate(0.00rad) translateZ(0px); -webkit-transform: rotate(0.00rad) translateZ(0px); width: 117.00px; height: 140.00px;"&gt;&lt;img alt="" src="https://lh5.googleusercontent.com/ieRCuuNOse0yUkF9kT47S7-tgcz2atu-foljbX-m-mWU-QA6v3buPM4mAPfP0XxhL2Rbfkz-UHiIJ0F5jJwYU8B4movd8osBcKtdKXkE7oiyeYARBx-1BcW1tTA" style="width: 117.00px; height: 140.00px; margin-left: 0.00px; margin-top: 0.00px; transform: rotate(0.00rad) translateZ(0px); -webkit-transform: rotate(0.00rad) <text:soft-page-break/>translateZ(0px);" title=""&gt;&lt;/span&gt;&lt;/p&gt;&lt;p&gt;&lt;span class="c3 c4"&gt;Age:&lt;/span&gt;&lt;span class="c3"&gt; 48&lt;/span&gt;&lt;/p&gt;&lt;p&gt;&lt;span class="c3 c4"&gt;Sex: &lt;/span&gt;&lt;span class="c3"&gt;Male&lt;/span&gt;&lt;/p&gt;&lt;p&gt;&lt;span class="c3 c4"&gt;Race:&lt;/span&gt;&lt;span class="c3"&gt; White&lt;/span&gt;&lt;/p&gt;&lt;p&gt;&lt;span class="c3 c4"&gt;Hair:&lt;/span&gt;&lt;span class="c3"&gt; Brown&lt;/span&gt;&lt;/p&gt;&lt;p&gt;&lt;span class="c3 c4"&gt;Eyes: &lt;/span&gt;&lt;span class="c3"&gt;Brown&lt;/span&gt;&lt;/p&gt;&lt;p&gt;&lt;span class="c3 c4"&gt;Height:&lt;/span&gt;&lt;span class="c3"&gt; 6&amp;#39;3&amp;quot;&lt;/span&gt;&lt;/p&gt;&lt;p&gt;&lt;span class="c3 c4"&gt;Weight:&lt;/span&gt;&lt;span class="c3"&gt; 240lbs&lt;/span&gt;&lt;/p&gt;&lt;p&gt;&lt;span class="c3 c4"&gt;Missing From:&lt;/span&gt;&lt;span class="c3"&gt; Chesapeake City, Virginia&lt;/span&gt;&lt;/p&gt;&lt;p&gt;&lt;span class="c3 c4"&gt;Missing Since: &lt;/span&gt;&lt;span class="c3"&gt;11/05/2008&lt;/span&gt;&lt;/p&gt;&lt;p&gt;&lt;span class="c3 c4"&gt;Details: &lt;/span&gt;&lt;span class="c3"&gt;William may be in need of medical attention.&lt;/span&gt;&lt;/p&gt;&lt;p&gt;&lt;span class="c3 c4"&gt;Contact:  Chesapeake City Police Department 757-312-0287&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a id="id.jcbd8n-9v3dya"&gt;&lt;/a&gt;&lt;p class="c5"&gt;&lt;span class="c7 c4"&gt;K &lt;/span&gt;&lt;/p&gt;&lt;p class="c1"&gt;&lt;span class="c4 c8"&gt;&lt;/span&gt;&lt;/p&gt;&lt;p class="c1"&gt;&lt;span class="c4 c8"&gt;&lt;/span&gt;&lt;/p&gt;&lt;p class="c5"&gt;&lt;span class="c0"&gt;Endangered Missing: &lt;/span&gt;&lt;/p&gt;&lt;p class="c5"&gt;&lt;span class="c0"&gt;Robert Lee Kelley&lt;/span&gt;&lt;/p&gt;&lt;p class="c5"&gt;&lt;span style="overflow: hidden; display: inline-block; margin: 0.00px 0.00px; border: 0.00px solid #000000; transform: rotate(0.00rad) translateZ(0px); -webkit-transform: rotate(0.00rad) translateZ(0px); width: 114.00px; height: 163.00px;"&gt;&lt;img alt="" src="https://lh5.googleusercontent.com/ey3meTJmMzD66-5pwAqO5YpX_4w3vXXumu6ra5k4QBkDmpyWD87qlaJvsmlxNmltw-ns92gvToC7XUqOz5nIo-JoALYAmBGbAdJhPVrIx2bZ2Bhi4YCy1Swr" style="width: 114.00px; height: 163.0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26.00px; height: 161.00px;"&gt;&lt;img alt="" src="https://lh3.googleusercontent.com/e52aGhTi06zzoNpd8etb7tZkyTcZn1LPEHHAtToJ1vvsyMB_L2Nf4mCkEYqZl7X-qoxcfN6XMSx7EFB_o55p2LV_FVxLdn62UAocfLFTS7NrP3kBGdlkid2_" style="width: 126.00px; height: 161.00px; margin-left: 0.00px; margin-top: 0.00px; transform: rotate(0.00rad)</text:p>
      <text:p text:style-name="P1"><text:s/>translateZ(0px); -webkit-transform: rotate(0.00rad) translateZ(0px);" title=""&gt;&lt;/span&gt;&lt;/p&gt;&lt;p class="c5"&gt;&lt;span class="c0"&gt;Race:&lt;/span&gt;&lt;span class="c6 c3"&gt; W&lt;/span&gt;&lt;/p&gt;&lt;p class="c5"&gt;&lt;span class="c0"&gt;Gender:&lt;/span&gt;&lt;span class="c6 c3"&gt; M&lt;/span&gt;&lt;/p&gt;&lt;p class="c5"&gt;&lt;span class="c0"&gt;Height&lt;/span&gt;&lt;span class="c6 c3"&gt;: 5&amp;#39; 7&amp;quot;&lt;/span&gt;&lt;/p&gt;&lt;p class="c5"&gt;&lt;span class="c0"&gt;Weight:&lt;/span&gt;&lt;span class="c6 c3"&gt; 160 lb&lt;/span&gt;&lt;/p&gt;&lt;p class="c5"&gt;&lt;span class="c0"&gt;Identifying marks&lt;/span&gt;&lt;span class="c6 c3"&gt;: Goatee&lt;/span&gt;&lt;/p&gt;&lt;p class="c5"&gt;&lt;span class="c0"&gt;Missing since&lt;/span&gt;&lt;span class="c6 c3"&gt;:07/24/02&lt;/span&gt;&lt;/p&gt;&lt;p class="c5"&gt;&lt;span class="c0"&gt;Last seen wearing&lt;/span&gt;&lt;span class="c6 c3"&gt;: Blue t-shirt, jeans&lt;/span&gt;&lt;/p&gt;&lt;p class="c5"&gt;&lt;span class="c0"&gt;Missing from&lt;/span&gt;&lt;span class="c6 c3"&gt;: Buckingham County, VA&lt;/span&gt;&lt;/p&gt;&lt;p class="c5"&gt;&lt;span class="c0"&gt;Details: &lt;/span&gt;&lt;span class="c6 c3"&gt;Robert, who also goes by &amp;quot;Robbie,&amp;quot; was last seen on Route 675 in Buckingham County, Virginia.  He was involved in a vehicle crash on that route and has not been seen or heard from since.  His family is concerned for his well-being.&lt;/span&gt;&lt;/p&gt;&lt;p class="c1"&gt;&lt;span class="c3"&gt;&lt;/span&gt;&lt;/p&gt;&lt;p class="c1"&gt;&lt;span class="c3 c4"&gt;&lt;/span&gt;&lt;/p&gt;&lt;p class="c5"&gt;&lt;span class="c0"&gt;Rodney Lynn Kiser&lt;/span&gt;&lt;/p&gt;&lt;p class="c5"&gt;&lt;span style="overflow: hidden; display: inline-block; margin: 0.00px 0.00px; border: 0.00px solid #000000; transform: rotate(0.00rad) translateZ(0px); -webkit-transform: rotate(0.00rad) translateZ(0px); width: 230.00px; height: 182.00px;"&gt;&lt;img alt="" <text:soft-page-break/>src="https://lh3.googleusercontent.com/Jsu31hesmcgnx_9upPiJ9bnYmuKNWv6c9FA1D_U2ZFWLN1epQmkzB-PIINb2cUd684OTA2DcVSiqlVDiwVgiK5QGNa5zzHdjPj97q8xtcHv41h8872Hm0aJ6" style="width: 230.00px; height: 182.00px; margin-left: 0.00px; margin-top: 0.00px; transform: rotate(0.00rad) translateZ(0px); -webkit-transform: rotate(0.00rad) translateZ(0px);" title=""&gt;&lt;/span&gt;&lt;/p&gt;&lt;p class="c5"&gt;&lt;span class="c0"&gt;Age at Time of Disappearance: &lt;/span&gt;&lt;span class="c6 c3"&gt;32 years old&lt;/span&gt;&lt;/p&gt;&lt;p class="c5"&gt;&lt;span class="c0"&gt;Height / Weight:&lt;/span&gt;&lt;span class="c6 c3"&gt; 5&amp;#39;10&amp;quot;; 145 lbs.&lt;/span&gt;&lt;/p&gt;&lt;p class="c5"&gt;&lt;span class="c0"&gt;Distinguishing Characteristics:&lt;/span&gt;&lt;span class="c6 c3"&gt; Brown, 3/4 shoulder length, curly hair; blue eyes. Beard and Moustache.&lt;/span&gt;&lt;/p&gt;&lt;p class="c5"&gt;&lt;span class="c0"&gt;Clothing: &lt;/span&gt;&lt;span class="c6 c3"&gt;Blue cap, jeans and an orange t-shirt.&lt;/span&gt;&lt;/p&gt;&lt;p class="c5"&gt;&lt;span class="c0"&gt;Dentals / Fingerprints: &lt;/span&gt;&lt;span class="c6 c3"&gt;Not available&lt;/span&gt;&lt;/p&gt;&lt;p class="c5"&gt;&lt;span class="c0"&gt;MISSING FROM &lt;/span&gt;&lt;span class="c6 c3"&gt;Hazel Mountain Section, Dickenson County, VA&lt;/span&gt;&lt;/p&gt;&lt;p class="c5"&gt;&lt;span class="c0"&gt;Details: &lt;/span&gt;&lt;span class="c6 c3"&gt;Rodney Lynn Kiser, a former Dickenson County Sheriff&amp;#39;s Deputy, left his home in Dante, Virginia to visit a brother in Northern Virginia on April 26, 1990.&lt;/span&gt;&lt;/p&gt;&lt;p class="c5"&gt;&lt;span class="c6 c3"&gt;His pickup was found on May 4, 1990, near a trailer he used for business in the Hazel Mountain Section of Dickenson County, Virginia. Investigators found what appeared to be blood smeared inside an addition around the trailer&amp;#39;s rear entrance but found no weapon. His family believes he was killed at the trailer, but some of the evidence has been lost and attempts to do DNA testing has been unsuccessful.&lt;/span&gt;&lt;/p&gt;&lt;p class="c5"&gt;&lt;span class="c0"&gt;Contact:&lt;/span&gt;&lt;span class="c6 c3"&gt; Dickenson County Sheriff&amp;#39;s Office 276-926-1600 Agency Case Number: 90-84-02-0459 NCIC Number: M-423262827&lt;/span&gt;&lt;/p&gt;&lt;p&gt;&lt;span class="c3 c4"&gt;&lt;/span&gt;&lt;/p&gt;&lt;p&gt;&lt;span class="c3 c4"&gt;&lt;/span&gt;&lt;/p&gt;&lt;p class="c1"&gt;&lt;span class="c7 c4"&gt;&lt;/span&gt;&lt;/p&gt;&lt;a id="kix.qvjqd9-dy18us"&gt;&lt;/a&gt;&lt;p class="c5"&gt;&lt;span class="c7 c4"&gt;L &lt;/span&gt;&lt;/p&gt;&lt;p class="c5"&gt;&lt;span class="c0"&gt;Linda Lunsford&lt;/span&gt;&lt;/p&gt;&lt;p class="c5"&gt;&lt;span style="overflow: hidden; display: inline-block; margin: 0.00px 0.00px; border: 0.00px solid #000000; transform: rotate(0.00rad) translateZ(0px); -webkit-transform: rotate(0.00rad) translateZ(0px); width: 136.00px; height: 187.00px;"&gt;&lt;img alt="" src="https://lh5.googleusercontent.com/C-9kh-nQLWPAFbM8aHOu7rrgmlyyphnrLIahUxA5NrwXHIKumnWFpjGGvBWfr3P2C6y684mfzAXmRSLN38eB1dt3HMVs1TlQ32ORK_FEmrsc6POYdSyZBtSw" style="width: 136.00px; height: 187.00px; margin-left: 0.00px; margin-top: 0.00px; transform: rotate(0.00rad) translateZ(0px); -webkit-transform: rotate(0.00rad) translateZ(0px);" title=""&gt;&lt;/span&gt;&lt;/p&gt;&lt;p class="c5"&gt;&lt;span class="c0"&gt;Race: &lt;/span&gt;&lt;span class="c6 c3"&gt;White&lt;/span&gt;&lt;/p&gt;&lt;p class="c5"&gt;&lt;span class="c0"&gt;Sex:&lt;/span&gt;&lt;span class="c6 c3"&gt; Female&lt;/span&gt;&lt;/p&gt;&lt;p class="c5"&gt;&lt;span class="c0"&gt;Height:&lt;/span&gt;&lt;span class="c6 c3"&gt; 5&amp;#39;1&amp;quot;&lt;/span&gt;&lt;/p&gt;&lt;p class="c5"&gt;&lt;span class="c0"&gt;Weight: &lt;/span&gt;&lt;span class="c6 c3"&gt;110 lbs.&lt;/span&gt;&lt;/p&gt;&lt;p class="c5"&gt;&lt;span class="c0"&gt;Age &lt;/span&gt;&lt;span class="c6 c3"&gt;at time of disappearance: 38&lt;/span&gt;&lt;/p&gt;&lt;p class="c5"&gt;&lt;span class="c0"&gt;Missing since&lt;/span&gt;&lt;span class="c6 c3"&gt;: 12/26/1996&lt;/span&gt;&lt;/p&gt;&lt;p class="c5"&gt;&lt;span class="c0"&gt;Hair: &lt;/span&gt;&lt;span class="c6 c3"&gt;Light Brown or Blond&lt;/span&gt;&lt;/p&gt;&lt;p class="c5"&gt;&lt;span class="c0"&gt;Details: &lt;/span&gt;&lt;span class="c6 c3"&gt;Linda was last seen in the area of the Village Marketplace Shopping Center on Midlothian Turnpike. Her burgundy Nissan Sentra was found by family members in the Food Lion parking lot in Midlothian. At the time of her disappearance Ms. Lunsford was employed by Wal-Mart on Midlothian.&lt;/span&gt;&lt;/p&gt;&lt;p class="c5"&gt;&lt;span class="c0"&gt;Contact: &lt;/span&gt;&lt;span class="c6 c3"&gt;Chesterfield County Police 804-748-1251 or Crime Solvers 804-748-0660&lt;/span&gt;&lt;/p&gt;&lt;p class="c1"&gt;&lt;span class="c3"&gt;&lt;/span&gt;&lt;/p&gt;&lt;p class="c1"&gt;&lt;span class="c3"&gt;&lt;/span&gt;&lt;/p&gt;&lt;p class="c1"&gt;&lt;span class="c7 c4"&gt;&lt;/span&gt;&lt;/p&gt;&lt;a id="id.f3l5wz-b24ut4"&gt;&lt;/a&gt;&lt;p class="c5"&gt;&lt;span class="c7 c4"&gt;M &lt;/span&gt;&lt;/p&gt;&lt;p class="c1"&gt;&lt;span class="c4 c8"&gt;&lt;/span&gt;&lt;/p&gt;&lt;p class="c1"&gt;&lt;span class="c4 c8"&gt;&lt;/span&gt;&lt;/p&gt;&lt;p class="c5"&gt;&lt;span class="c3 c4"&gt;S&lt;/span&gt;&lt;span class="c0"&gt;arah Lee Murray&lt;/span&gt;&lt;/p&gt;&lt;p class="c5"&gt;&lt;span style="overflow: hidden; display: inline-block; margin: 0.00px 0.00px; border: 0.00px solid #000000; transform: rotate(0.00rad) translateZ(0px); -webkit-transform: rotate(0.00rad) <text:soft-page-break/>translateZ(0px); width: 140.00px; height: 174.00px;"&gt;&lt;img alt="" src="https://lh6.googleusercontent.com/8ygbFRquS4AK3AJoJEXvyJOcEwMuS7ieAue-roiYdeRr0wusAIcmvgEOI_LBEpseQ13aT5dswbPKWLFNrAoTfTLYnONq2QVtw9997Z_Tr13yRHn5Q2zKxxng" style="width: 140.00px; height: 174.0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39.00px; height: 174.00px;"&gt;&lt;img alt="" src="https://lh3.googleusercontent.com/f-GE2evkrMrO_-wSF6XV2rUAdUWvy2VMr18Rj1h9bG2HKKE-ShoTRI_VkFujCqamyplje1JEmcJvFxCgO697Y5HTrGLSY25_tyruTMoj5Zg24VvCmqAVj0W5" style="width: 139.00px; height: 174.00px; margin-left: 0.00px; margin-top: 0.00px; transform: rotate(0.00rad) translateZ(0px); -webkit-transform: rotate(0.00rad) translateZ(0px);" title=""&gt;&lt;/span&gt;&lt;/p&gt;&lt;p class="c5"&gt;&lt;span class="c0"&gt;Missing:&lt;/span&gt;&lt;span class="c6 c3"&gt;  Feb 18, 1997&lt;/span&gt;&lt;/p&gt;&lt;p class="c5"&gt;&lt;span class="c0"&gt;Age Now:&lt;/span&gt;&lt;span class="c6 c3"&gt;  27&lt;/span&gt;&lt;/p&gt;&lt;p class="c5"&gt;&lt;span class="c0"&gt;Sex:&lt;/span&gt;&lt;span class="c6 c3"&gt;  Female&lt;/span&gt;&lt;/p&gt;&lt;p class="c5"&gt;&lt;span class="c0"&gt;Race:&lt;/span&gt;&lt;span class="c6 c3"&gt;  White&lt;/span&gt;&lt;/p&gt;&lt;p class="c5"&gt;&lt;span class="c0"&gt;Hair:&lt;/span&gt;&lt;span class="c6 c3"&gt;  Sandy&lt;/span&gt;&lt;/p&gt;&lt;p class="c5"&gt;&lt;span class="c0"&gt;Eyes:&lt;/span&gt;&lt;span class="c6 c3"&gt;  Hazel&lt;/span&gt;&lt;/p&gt;&lt;p class="c5"&gt;&lt;span class="c0"&gt;Height:&lt;/span&gt;&lt;span class="c6 c3"&gt;  5&amp;#39;7&amp;quot; (170 cm)&lt;/span&gt;&lt;/p&gt;&lt;p class="c5"&gt;&lt;span class="c0"&gt;Weight:&lt;/span&gt;&lt;span class="c6 c3"&gt;  139 lbs (63 kg)&lt;/span&gt;&lt;/p&gt;&lt;p class="c5"&gt;&lt;span class="c0"&gt;Missing From:&lt;/span&gt;&lt;span class="c6 c3"&gt; KENBRIDGE, VA&lt;/span&gt;&lt;/p&gt;&lt;p class="c5"&gt;&lt;span class="c0"&gt;Details: &lt;/span&gt;&lt;span class="c6 c3"&gt;Sarah&amp;#39;s photo (right) is shown age-progressed to 23 years. She may be in the company of an adult male. She has an extra tooth growing from the roof of her mouth. She may use the nickname Susana.&lt;br&gt;&lt;/span&gt;&lt;span class="c0"&gt;Contact:&lt;/span&gt;&lt;span class="c6 c3"&gt; Virginia State Police 804-352-7128&lt;/span&gt;&lt;/p&gt;&lt;p class="c1"&gt;&lt;span class="c7 c4"&gt;&lt;/span&gt;&lt;/p&gt;&lt;a id="id.z02755-j5gtw9"&gt;&lt;/a&gt;&lt;p class="c5"&gt;&lt;span class="c7 c4"&gt;N &lt;/span&gt;&lt;/p&gt;&lt;p class="c1"&gt;&lt;span class="c4 c8"&gt;&lt;/span&gt;&lt;/p&gt;&lt;p class="c5"&gt;&lt;span class="c4 c10"&gt;Leyla Namiranian&lt;/span&gt;&lt;/p&gt;&lt;p class="c5"&gt;&lt;span style="overflow: hidden; display: inline-block; margin: 0.00px 0.00px; border: 0.00px solid #000000; transform: rotate(0.00rad) translateZ(0px); -webkit-transform: rotate(0.00rad) translateZ(0px); width: 154.50px; height: 185.61px;"&gt;&lt;img alt="NAMIRANIAN, LEYLA1.jpg" src="https://lh5.googleusercontent.com/ONPa6xD59nBbHkDZRUuIp76vu0XPZUajzjWiVZWHDyGgTL-g9MG1KyfZbznJajEDWCRV8F_MkSsJ0_KizeWCX85MyqInDiHD1RgTHEbiDiuskvuwip7nYznzrAyut97d" style="width: 154.50px; height: 185.61px; margin-left: 0.00px; margin-top: 0.00px; transform: rotate(0.00rad) translateZ(0px); -webkit-transform: rotate(0.00rad) translateZ(0px);" title=""&gt;&lt;/span&gt;&lt;/p&gt;&lt;p class="c1"&gt;&lt;span class="c4 c10"&gt;&lt;/span&gt;&lt;/p&gt;&lt;p&gt;&lt;span class="c3 c4"&gt;Age:&lt;/span&gt;&lt;span class="c3"&gt; 41&lt;/span&gt;&lt;/p&gt;&lt;p&gt;&lt;span class="c3 c4"&gt;Sex: &lt;/span&gt;&lt;span class="c3"&gt;Female&lt;/span&gt;&lt;/p&gt;&lt;p&gt;&lt;span class="c3 c4"&gt;Race:&lt;/span&gt;&lt;span class="c3"&gt; White&lt;/span&gt;&lt;/p&gt;&lt;p&gt;&lt;span class="c3 c4"&gt;Hair: &lt;/span&gt;&lt;span class="c3"&gt;Brown &lt;/span&gt;&lt;/p&gt;&lt;p&gt;&lt;span class="c3 c4"&gt;Eyes:&lt;/span&gt;&lt;span class="c3"&gt; Brown&lt;/span&gt;&lt;/p&gt;&lt;p&gt;&lt;span class="c3 c4"&gt;Height: &lt;/span&gt;&lt;span class="c3"&gt;5’5”&lt;/span&gt;&lt;/p&gt;&lt;p&gt;&lt;span class="c3 c4"&gt;Weight: &lt;/span&gt;&lt;span class="c3"&gt;140 lbs&lt;/span&gt;&lt;/p&gt;&lt;p&gt;&lt;span class="c3 c4"&gt;Missing From:&lt;/span&gt;&lt;span class="c3"&gt; Chesterfield, Virginia&lt;/span&gt;&lt;/p&gt;&lt;p&gt;&lt;span class="c3 c4"&gt;Missing Since:&lt;/span&gt;&lt;span class="c3"&gt; 04/04/2012&lt;/span&gt;&lt;/p&gt;&lt;p&gt;&lt;span</text:p>
      <text:p text:style-name="P1"><text:s/>class="c3 c4"&gt;Contact:&lt;/span&gt;&lt;span class="c3"&gt; Chesterfield Police Department 804-748-1251&lt;/span&gt;&lt;/p&gt;&lt;p class="c1"&gt;&lt;span class="c4 c10"&gt;&lt;/span&gt;&lt;/p&gt;&lt;p class="c1"&gt;&lt;span class="c4 c8"&gt;&lt;/span&gt;&lt;/p&gt;&lt;p class="c1"&gt;&lt;span class="c4 c8"&gt;&lt;/span&gt;&lt;/p&gt;&lt;p class="c1"&gt;&lt;span class="c4 c8"&gt;&lt;/span&gt;&lt;/p&gt;&lt;p class="c1"&gt;&lt;span class="c4 c8"&gt;&lt;/span&gt;&lt;/p&gt;&lt;p class="c5"&gt;&lt;span class="c3 c4"&gt;L&lt;/span&gt;&lt;span class="c0"&gt;arry Jeen Northam&lt;/span&gt;&lt;/p&gt;&lt;p class="c5"&gt;&lt;span style="overflow: hidden; <text:soft-page-break/>display: inline-block; margin: 0.00px 0.00px; border: 0.00px solid #000000; transform: rotate(0.00rad) translateZ(0px); -webkit-transform: rotate(0.00rad) translateZ(0px); width: 141.00px; height: 169.00px;"&gt;&lt;img alt="" src="https://lh3.googleusercontent.com/6UD8kFi5tETRN1GcCBQrP3kn2jpvAmVk2xY0wrGrB09R0BOT-TDh48iWpF0CqJ32xJOicpdFbc-o-fKj1QHe4hxZp3JOzyTt9uLmqId1on8yDzBu-3CuclHs" style="width: 141.00px; height: 169.00px; margin-left: 0.00px; margin-top: 0.00px; transform: rotate(0.00rad) translateZ(0px); -webkit-transform: rotate(0.00rad) translateZ(0px);" title=""&gt;&lt;/span&gt;&lt;/p&gt;&lt;p class="c5"&gt;&lt;span class="c0"&gt;Age: &lt;/span&gt;&lt;span class="c6 c3"&gt;60&lt;/span&gt;&lt;/p&gt;&lt;p class="c5"&gt;&lt;span class="c0"&gt;Sex:&lt;/span&gt;&lt;span class="c6 c3"&gt; Male&lt;/span&gt;&lt;/p&gt;&lt;p class="c5"&gt;&lt;span class="c0"&gt;Race:&lt;/span&gt;&lt;span class="c6 c3"&gt; White&lt;/span&gt;&lt;/p&gt;&lt;p class="c5"&gt;&lt;span class="c0"&gt;Hair: &lt;/span&gt;&lt;span class="c6 c3"&gt;Brown &lt;/span&gt;&lt;/p&gt;&lt;p class="c5"&gt;&lt;span class="c0"&gt;Eyes: &lt;/span&gt;&lt;span class="c6 c3"&gt;Blue&lt;/span&gt;&lt;/p&gt;&lt;p class="c5"&gt;&lt;span class="c0"&gt;Height:&lt;/span&gt;&lt;span class="c6 c3"&gt; 5&amp;#39; 6&amp;quot;&lt;/span&gt;&lt;/p&gt;&lt;p class="c5"&gt;&lt;span class="c0"&gt;Weight:&lt;/span&gt;&lt;span class="c6 c3"&gt; 160 LBS&lt;/span&gt;&lt;/p&gt;&lt;p class="c5"&gt;&lt;span class="c0"&gt;Missing From:&lt;/span&gt;&lt;span class="c6 c3"&gt; Accomack County, Virginia&lt;/span&gt;&lt;/p&gt;&lt;p class="c5"&gt;&lt;span class="c0"&gt;Missing Since:&lt;/span&gt;&lt;span class="c6 c3"&gt; 08/31/2008&lt;/span&gt;&lt;/p&gt;&lt;p class="c5"&gt;&lt;span class="c0"&gt;Details:&lt;/span&gt;&lt;span class="c6 c3"&gt; Larry was last seen on August 31, 2008. He may have traveled to Maryland.&lt;/span&gt;&lt;/p&gt;&lt;p class="c5"&gt;&lt;span class="c0"&gt;Contact: &lt;/span&gt;&lt;span class="c6 c3"&gt;Accomack County Sheriff&amp;#39;s Office Investigator Rob Price 757-787-1131&lt;/span&gt;&lt;/p&gt;&lt;p class="c1"&gt;&lt;span class="c7 c4"&gt;&lt;/span&gt;&lt;/p&gt;&lt;a id="id.9k4iyj-w7ljxp"&gt;&lt;/a&gt;&lt;p class="c5"&gt;&lt;span class="c7 c4"&gt;O &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a id="id.rvstiy-za08ne"&gt;&lt;/a&gt;&lt;p class="c5"&gt;&lt;span class="c7 c4"&gt;P &lt;/span&gt;&lt;/p&gt;&lt;p class="c1"&gt;&lt;span class="c4 c8"&gt;&lt;/span&gt;&lt;/p&gt;&lt;p class="c1"&gt;&lt;span class="c4 c8"&gt;&lt;/span&gt;&lt;/p&gt;&lt;p class="c5"&gt;&lt;span class="c4 c10"&gt;Zulma Lexandra Pabon&lt;/span&gt;&lt;/p&gt;&lt;p class="c5"&gt;&lt;span style="overflow: hidden; display: inline-block; margin: 0.00px 0.00px; border: 0.00px solid #000000; transform: rotate(0.00rad) translateZ(0px); -webkit-transform: rotate(0.00rad) translateZ(0px); width: 161.64px; height: 216.50px;"&gt;&lt;img alt="PABON, Zuma.jpg" src="https://lh3.googleusercontent.com/QUmPZq7lZ1gf1rZxWZobfzsCbWBQ1WQ8V_nU1RYItDwxT7PGu7aw5UM2R84ongOLT-drvX83pGy8zUVMqJ7m928IjrSnNKWvSGx7SU2trgXyX0fvobnKho3V8cHIYHmX2g" style="width: 161.64px; height: 216.5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63.00px; height: 220.00px;"&gt;&lt;img alt="PABON, Zuma 2.png" src="https://lh4.googleusercontent.com/QVL6vv3txp7PAtwtVpQesierZl4dAKeMMu808BLtAAj75rZDmQLjpyTBF4RSxuLcB5QkFUhpHnryc0Z1na8QGt1LHWSDZ0p4S-4eFcvPsXN741tHzsmbRkpVmDyI3PgLFQ" style="width: 163.00px; height: 220.00px; margin-left: 0.00px; margin-top: 0.00px; transform: rotate(0.00rad) translateZ(0px); -webkit-transform: rotate(0.00rad) translateZ(0px);" title=""&gt;&lt;/span&gt;&lt;/p&gt;&lt;p class="c1"&gt;&lt;span class="c4 c8"&gt;&lt;/span&gt;&lt;/p&gt;&lt;p&gt;&lt;span class="c3 c4"&gt;Age:&lt;/span&gt;&lt;span class="c3"&gt; 26&lt;/span&gt;&lt;/p&gt;&lt;p&gt;&lt;span class="c3 c4"&gt;Sex: &lt;/span&gt;&lt;span class="c3"&gt;Female&lt;/span&gt;&lt;/p&gt;&lt;p&gt;&lt;span class="c3 c4"&gt;Hair: &lt;/span&gt;&lt;span class="c3"&gt;Black &lt;/span&gt;&lt;/p&gt;&lt;p&gt;&lt;span class="c3 c4"&gt;Eyes:&lt;/span&gt;&lt;span class="c3"&gt; Brown&lt;/span&gt;&lt;/p&gt;&lt;p&gt;&lt;span class="c3 c4"&gt;Height: &lt;/span&gt;&lt;span class="c3"&gt;5’8”&lt;/span&gt;&lt;/p&gt;&lt;p&gt;&lt;span class="c3 c4"&gt;Weight: &lt;/span&gt;&lt;span class="c3"&gt;190 lbs&lt;/span&gt;&lt;/p&gt;&lt;p&gt;&lt;span class="c3 c4"&gt;Missing From:&lt;/span&gt;&lt;span class="c3"&gt; Chesterfield, Virginia&lt;/span&gt;&lt;/p&gt;&lt;p&gt;&lt;span class="c3 c4"&gt;Missing Since:&lt;/span&gt;&lt;span class="c3"&gt; 06/06/2014&lt;/span&gt;&lt;/p&gt;&lt;p&gt;&lt;span class="c3 c4"&gt;Details:&lt;/span&gt;&lt;span class="c3"&gt; Zulma has a tattoo on her <text:soft-page-break/>ankle.&lt;/span&gt;&lt;/p&gt;&lt;p&gt;&lt;span class="c3 c4"&gt;Contact:&lt;/span&gt;&lt;span class="c3"&gt; Chesterfield Police Department 804-748-1251&lt;/span&gt;&lt;/p&gt;&lt;p class="c1"&gt;&lt;span class="c4 c8"&gt;&lt;/span&gt;&lt;/p&gt;&lt;p class="c1"&gt;&lt;span class="c4 c8"&gt;&lt;/span&gt;&lt;/p&gt;&lt;p class="c5"&gt;&lt;span class="c0"&gt;Jennifer Lynn Pandos &lt;/span&gt;&lt;/p&gt;&lt;p class="c5"&gt;&lt;span style="overflow: hidden; display: inline-block; margin: 0.00px 0.00px; border: 0.00px solid #000000; transform: rotate(0.00rad) translateZ(0px); -webkit-transform: rotate(0.00rad) translateZ(0px); width: 154.00px; height: 192.00px;"&gt;&lt;img alt="" src="https://lh3.googleusercontent.com/x4uKz5Le5aRnA0NxTX9yK2tuQ9CRGbWzO53HgNfBJ2MIDoABuNdCtjPkZb_4xMbgh6x9biwJyhL2pDA9T-EWG5P43m9h3yMyTL38HVAz-GyBdOK8obep1uIu" style="width: 154.00px; height: 192.0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55.00px; height: 193.00px;"&gt;&lt;img alt="" src="https://lh4.googleusercontent.com/6Rl_lcs0CPOen-LCrrtrQHuZudVmOqpJVzaHZWs5GfdeSwDfdLwpsvs0XQuPHv-vXB3MmISLAQL0s4rSbevQq0ENPy2sENoYXETXGbB1uiJuK2AFfhk90B_e" style="width: 155.00px; height: 193.00px; margin-left: 0.00px; margin-top: 0.00px; transform: rotate(0.00rad) translateZ(0px); -webkit-transform: rotate(0.00rad) translateZ(0px);" title=""&gt;&lt;/span&gt;&lt;/p&gt;&lt;p class="c5"&gt;&lt;span class="c0"&gt;Missing:&lt;/span&gt;&lt;span class="c6 c3"&gt;  Jan 1, 1987&lt;/span&gt;&lt;/p&gt;&lt;p class="c5"&gt;&lt;span class="c0"&gt;Age Now:&lt;/span&gt;&lt;span class="c6 c3"&gt;  34&lt;/span&gt;&lt;/p&gt;&lt;p class="c5"&gt;&lt;span class="c0"&gt;Sex:&lt;/span&gt;&lt;span class="c6 c3"&gt;  Female&lt;/span&gt;&lt;/p&gt;&lt;p class="c5"&gt;&lt;span class="c0"&gt;Race:&lt;/span&gt;&lt;span class="c6 c3"&gt;  White&lt;/span&gt;&lt;/p&gt;&lt;p class="c5"&gt;&lt;span class="c0"&gt;Hair:&lt;/span&gt;&lt;span class="c6 c3"&gt;  Brown&lt;/span&gt;&lt;/p&gt;&lt;p class="c5"&gt;&lt;span class="c0"&gt;Eyes:&lt;/span&gt;&lt;span class="c6 c3"&gt;  Hazel&lt;/span&gt;&lt;/p&gt;&lt;p class="c5"&gt;&lt;span class="c0"&gt;Height:&lt;/span&gt;&lt;span class="c6 c3"&gt;  5&amp;#39;2&amp;quot; (157 cm)&lt;/span&gt;&lt;/p&gt;&lt;p class="c5"&gt;&lt;span class="c0"&gt;Weight:&lt;/span&gt;&lt;span class="c3 c6"&gt;  100 lbs (45 kg)&lt;/span&gt;&lt;/p&gt;&lt;p class="c5"&gt;&lt;span class="c0"&gt;Missing From:&lt;/span&gt;&lt;span class="c6 c3"&gt; WILLIAMSBURG, VA&lt;/span&gt;&lt;/p&gt;&lt;p class="c5"&gt;&lt;span class="c0"&gt;Contact:&lt;/span&gt;&lt;span class="c6 c3"&gt; James City County Police Department - Missing Persons Unit - 1-757-253-1800&lt;/span&gt;&lt;/p&gt;&lt;p class="c5"&gt;&lt;span class="c6 c3"&gt;Jennifer&amp;#39;s photo (right) is shown age-progressed to 33 years. She was last seen in the Kingsmill area. She has a small mole on her left shoulder.&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3"&gt;&lt;/span&gt;&lt;/p&gt;&lt;p class="c1"&gt;&lt;span class="c6 c3"&gt;&lt;/span&gt;&lt;/p&gt;&lt;p class="c5"&gt;&lt;span class="c0"&gt;Jerry Dewayne Plaster &lt;/span&gt;&lt;/p&gt;&lt;p class="c5"&gt;&lt;span style="overflow: hidden; display: inline-block; margin: 0.00px 0.00px; border: 0.00px solid #000000; transform: rotate(0.00rad) translateZ(0px); -webkit-transform: rotate(0.00rad) translateZ(0px); width: 140.00px; height: 165.00px;"&gt;&lt;img alt="" src="https://lh3.googleusercontent.com/i74ei8jDSMbvXxfoSXAYnTKexUUFwDiw0k04xiSn4vi4l09iTW65_CRACXFidGNTHBjN8X2ATGZaur20waZmAufMgkBxabKIH4VpUHVcchVQe7zMghyrITwp" style="width: 140.00px; height: 165.00px; margin-left: 0.00px; margin-top: 0.00px; transform: rotate(0.00rad) translateZ(0px); -webkit-transform: rotate(0.00rad) translateZ(0px);" title=""&gt;&lt;/span&gt;&lt;/p&gt;&lt;p class="c5"&gt;&lt;span class="c6 c3"&gt;Age: 47&lt;/span&gt;&lt;/p&gt;&lt;p class="c5"&gt;&lt;span class="c6 c3"&gt;Sex: Male&lt;/span&gt;&lt;/p&gt;&lt;p class="c5"&gt;&lt;span class="c6 c3"&gt;Race: White&lt;/span&gt;&lt;/p&gt;&lt;p class="c5"&gt;&lt;span class="c6 c3"&gt;Hair: Black &lt;/span&gt;&lt;/p&gt;&lt;p class="c5"&gt;&lt;span class="c6 c3"&gt;Eyes: <text:soft-page-break/>Brown&lt;/span&gt;&lt;/p&gt;&lt;p class="c5"&gt;&lt;span class="c6 c3"&gt;Height: 5&amp;#39; 10&amp;quot;&lt;/span&gt;&lt;/p&gt;&lt;p class="c5"&gt;&lt;span class="c6 c3"&gt;Weight: 135&lt;/span&gt;&lt;/p&gt;&lt;p class="c5"&gt;&lt;span class="c6 c3"&gt;Missing From: Manassas, Virginia&lt;/span&gt;&lt;/p&gt;&lt;p class="c5"&gt;&lt;span class="c6 c3"&gt;Missing Since: 04/16/1988&lt;/span&gt;&lt;/p&gt;&lt;p class="c5"&gt;&lt;span class="c6 c3"&gt;Details: This picture of Jerry was taken in 1988. Jerry was last seen on April 16, 1988. He was last seen wearing blue corduroy pants, a brown shirt, a blue tee shirt and white tennis shoes that were size 10.5. Jerry has a scar on his left wrist, left elbow and his</text:p>
      <text:p text:style-name="P1"><text:s/>left ear is pierced. Jerry has a mole on his left cheek.&lt;/span&gt;&lt;/p&gt;&lt;p class="c5"&gt;&lt;span class="c6 c3"&gt;Contact: Manassas Police Department  Det. Cindy Van Noppen  703-257-8000&lt;/span&gt;&lt;/p&gt;&lt;p class="c1"&gt;&lt;span class="c4 c8"&gt;&lt;/span&gt;&lt;/p&gt;&lt;p class="c1"&gt;&lt;span class="c4 c8"&gt;&lt;/span&gt;&lt;/p&gt;&lt;p class="c5"&gt;&lt;span class="c3 c4"&gt;Clarence Wayne Preston&lt;/span&gt;&lt;/p&gt;&lt;p class="c5"&gt;&lt;span style="overflow: hidden; display: inline-block; margin: 0.00px 0.00px; border: 0.00px solid #000000; transform: rotate(0.00rad) translateZ(0px); -webkit-transform: rotate(0.00rad) translateZ(0px); width: 131.50px; height: 163.44px;"&gt;&lt;img alt="AAA.no photo submitted vsp black gold.jpg" src="https://lh6.googleusercontent.com/neWgATrhEAlSDJSvZron-iEE8SffOg9AC4AWrvkfKJF0vW2OcjjpMX52mY3-Hv7N2FrgoX2_xNzAKRGPX7DIKTFzZn1OrIwvy_52njiy4cMPYxD01uF_YRcrQEk=s1600" style="width: 131.50px; height: 163.44px; margin-left: 0.00px; margin-top: 0.00px; transform: rotate(0.00rad) translateZ(0px); -webkit-transform: rotate(0.00rad) translateZ(0px);" title=""&gt;&lt;/span&gt;&lt;/p&gt;&lt;p&gt;&lt;span class="c3"&gt;Age: 59&lt;/span&gt;&lt;/p&gt;&lt;p&gt;&lt;span class="c3"&gt;Sex: Male&lt;/span&gt;&lt;/p&gt;&lt;p&gt;&lt;span class="c3"&gt;Race: Black&lt;/span&gt;&lt;/p&gt;&lt;p&gt;&lt;span class="c3"&gt;Hair: Black &lt;/span&gt;&lt;/p&gt;&lt;p&gt;&lt;span class="c3"&gt;Eyes: Brown&lt;/span&gt;&lt;/p&gt;&lt;p&gt;&lt;span class="c3"&gt;Height: 5&amp;#39; 10&amp;quot;&lt;/span&gt;&lt;/p&gt;&lt;p&gt;&lt;span class="c3"&gt;Weight: 150&lt;/span&gt;&lt;/p&gt;&lt;p&gt;&lt;span class="c3"&gt;Missing From: Floyd, Virginia&lt;/span&gt;&lt;/p&gt;&lt;p&gt;&lt;span class="c3"&gt;Missing Since: 04/29/2000&lt;/span&gt;&lt;/p&gt;&lt;p&gt;&lt;span class="c3"&gt;Details: Clarence was last seen on April 29, 2015.  He has brain seizures and may be in need of medical attention.&lt;/span&gt;&lt;/p&gt;&lt;p class="c5"&gt;&lt;span class="c3"&gt;Contact:  Floyd County Sheriff’s Office 540-745-9334&lt;/span&gt;&lt;/p&gt;&lt;p class="c1"&gt;&lt;span class="c4 c8"&gt;&lt;/span&gt;&lt;/p&gt;&lt;p class="c1"&gt;&lt;span class="c4 c8"&gt;&lt;/span&gt;&lt;/p&gt;&lt;p class="c1"&gt;&lt;span class="c10"&gt;&lt;/span&gt;&lt;/p&gt;&lt;a id="id.dn2haf-u268gl"&gt;&lt;/a&gt;&lt;p class="c5"&gt;&lt;span class="c7 c4"&gt;Q &lt;/span&gt;&lt;/p&gt;&lt;p class="c1"&gt;&lt;span class="c4 c8"&gt;&lt;/span&gt;&lt;/p&gt;&lt;p class="c1"&gt;&lt;span class="c10"&gt;&lt;/span&gt;&lt;/p&gt;&lt;p class="c1"&gt;&lt;span class="c4 c8"&gt;&lt;/span&gt;&lt;/p&gt;&lt;a id="id.6c3v0t-eel01r"&gt;&lt;/a&gt;&lt;p class="c5"&gt;&lt;span class="c7 c4"&gt;R &lt;/span&gt;&lt;/p&gt;&lt;p class="c1"&gt;&lt;span class="c4 c8"&gt;&lt;/span&gt;&lt;/p&gt;&lt;p&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7 c4"&gt;&lt;/span&gt;&lt;/p&gt;&lt;p class="c5"&gt;&lt;span class="c0"&gt;Edgar Hugo Rodriguez-Rojas&lt;/span&gt;&lt;/p&gt;&lt;p class="c5"&gt;&lt;span style="overflow: hidden; display: inline-block; margin: 0.00px 0.00px; border: 0.00px solid #000000; transform: rotate(0.00rad) translateZ(0px); -webkit-transform: rotate(0.00rad) translateZ(0px); width: 167.00px; height: 225.00px;"&gt;&lt;img alt="" src="https://lh4.googleusercontent.com/NO6osyTylj82J7TO601pLStRpUqi32KWBKU3yQpmzOwezetem2NCe-IdSDT9t_cLBmWAkjINIKz-uzM6KbTNaX57DUUF9Tt65nZdtblMntXwB-7nYWyrrbdd" style="width: 167.00px; height: 225.00px; margin-left: 0.00px; margin-top: 0.00px; transform: rotate(0.00rad) translateZ(0px); -webkit-transform: rotate(0.00rad) translateZ(0px);" title=""&gt;&lt;/span&gt;&lt;/p&gt;&lt;p class="c5"&gt;&lt;span class="c6 c3"&gt;Age: 18&lt;/span&gt;&lt;/p&gt;&lt;p class="c5"&gt;&lt;span class="c6 c3"&gt;Sex: Male&lt;/span&gt;&lt;/p&gt;&lt;p class="c5"&gt;&lt;span class="c6 c3"&gt;Race: Hispanic&lt;/span&gt;&lt;/p&gt;&lt;p class="c5"&gt;&lt;span class="c6 c3"&gt;Hair: Black &lt;/span&gt;&lt;/p&gt;&lt;p class="c5"&gt;&lt;span class="c6 c3"&gt;Eyes: Brown&lt;/span&gt;&lt;/p&gt;&lt;p class="c5"&gt;&lt;span class="c6 c3"&gt;Height: 5&amp;#39;&lt;/span&gt;&lt;span class="c3"&gt; &lt;/span&gt;&lt;span class="c6 c3"&gt;7&amp;quot;&lt;/span&gt;&lt;/p&gt;&lt;p class="c5"&gt;&lt;span class="c6 c3"&gt;Weight: 150lbs&lt;/span&gt;&lt;/p&gt;&lt;p class="c5"&gt;&lt;span class="c6 c3"&gt;Missing From: Loudoun County, Virginia&lt;/span&gt;&lt;/p&gt;&lt;p class="c5"&gt;&lt;span class="c6 c3"&gt;Missing <text:soft-page-break/>Since: 11/02/2006&lt;/span&gt;&lt;/p&gt;&lt;p class="c5"&gt;&lt;span class="c6 c3"&gt;Details: Edgar was last seen wearing a black jacket, white tee shirt, blue jeans and black shoes. He may still be in the local area.&lt;/span&gt;&lt;/p&gt;&lt;p class="c5"&gt;&lt;span class="c6 c3"&gt;Contact: Loudoun County Sheriff&amp;#39;s Office Deputy Sheriff MJ Devamey 703-777-1021&lt;/span&gt;&lt;/p&gt;&lt;p class="c1"&gt;&lt;span class="c6 c3"&gt;&lt;/span&gt;&lt;/p&gt;&lt;a id="id.pnc1jr-vr5f2x"&gt;&lt;/a&gt;&lt;p class="c5"&gt;&lt;span class="c7 c4"&gt;S&lt;/span&gt;&lt;/p&gt;&lt;p class="c18"&gt;&lt;span class="c4 c8"&gt;&lt;/span&gt;&lt;/p&gt;&lt;p class="c18"&gt;&lt;span class="c4 c8"&gt;&lt;/span&gt;&lt;/p&gt;&lt;p class="c18"&gt;&lt;span class="c4 c8"&gt;&lt;/span&gt;&lt;/p&gt;&lt;p class="c1"&gt;&lt;span class="c4 c8"&gt;&lt;/span&gt;&lt;/p&gt;&lt;p class="c5"&gt;&lt;span class="c3 c4"&gt;Dashad Smith&lt;/span&gt;&lt;/p&gt;&lt;p class="c5"&gt;&lt;span style="overflow: hidden; display: inline-block; margin: 0.00px 0.00px; border: 0.00px solid #000000; transform: rotate(0.00rad) translateZ(0px); -webkit-transform: rotate(0.00rad) translateZ(0px); width: 110.00px; height: 146.00px;"&gt;&lt;img alt="" src="https://lh3.googleusercontent.com/vDCp3jRYq4EOaVttTG4fd3HHFHjgaVCTBndcS4HNKtqoEfZe4lasmXL_Rkb4NLUgUhXrZSmBpyrl0kzAp1veLoTzUEKwejxIeOyAWju8USODPJNkGCNmpNO1dpE" style="width: 110.00px; height: 146.00px; margin-left: 0.00px; margin-top: 0.00px; transform: rotate(0.00rad) translateZ(0px); -webkit-transform: rotate(0.00rad) translateZ(0px);" title=""&gt;&lt;/span&gt;&lt;span style="overflow: hidden; display: inline-block; margin: 0.00px 0.00px; border: 0.00px solid #000000; transform: rotate(0.00rad) translateZ(0px); -webkit-transform: rotate(0.00rad) translateZ(0px); width: 142.00px; height: 142.00px;"&gt;&lt;img alt="" src="https://lh4.googleusercontent.com/V2-5Zs6lBMyi5HMpt9yvJ-xeCMW2blVtU5kNkbVcvh0XJK0Puu4kqabGvXPKBPi8DYWA65pcQ9widyjeiwBMIi7MQVs7tH98Iid1aiR-ItFSBn6rP6-YgTe9c1Q" style="width: 142.00px; height: 142.00px; margin-left: 0.00px; margin-top: 0.00px; transform: rotate(0.00rad) translateZ(0px); -webkit-transform: rotate(0.00rad) translateZ(0px);" title=""&gt;&lt;/span&gt;&lt;/p&gt;&lt;p&gt;&lt;span class="c3"&gt;Age: 19&lt;/span&gt;&lt;/p&gt;&lt;p&gt;&lt;span class="c3"&gt;Sex: Male&lt;/span&gt;&lt;/p&gt;&lt;p&gt;&lt;span class="c3"&gt;Race: Black&lt;/span&gt;&lt;/p&gt;&lt;p&gt;&lt;span class="c3"&gt;Hair: Black &lt;/span&gt;&lt;/p&gt;&lt;p&gt;&lt;span class="c3"&gt;Eyes: Brown&lt;/span&gt;&lt;/p&gt;&lt;p&gt;&lt;span class="c3"&gt;Height: 5&amp;#39; 08&amp;quot;&lt;/span&gt;&lt;/p&gt;&lt;p&gt;&lt;span class="c3"&gt;Weight: 140&lt;/span&gt;&lt;/p&gt;&lt;p&gt;&lt;span class="c3"&gt;Missing From: Charlottesville, Virginia&lt;/span&gt;&lt;/p&gt;&lt;p&gt;&lt;span class="c3"&gt;Missing Since: 11/20/2012&lt;/span&gt;&lt;/p&gt;&lt;p&gt;&lt;span class="c3"&gt;Details: Dashad was last seen wearing a jacket, dark gray sweatpants, scarf, black boots and possibly a bleached hoodie.&lt;/span&gt;&lt;/p&gt;&lt;p&gt;&lt;span class="c3"&gt;Contact: Charlottesville Police Department   434-970-3280&lt;/span&gt;&lt;/p&gt;&lt;p class="c1"&gt;&lt;span class="c4 c8"&gt;&lt;/span&gt;&lt;/p&gt;&lt;p class="c1"&gt;&lt;span class="c3 c4"&gt;&lt;/span&gt;&lt;/p&gt;&lt;p class="c1"&gt;&lt;span class="c4 c8"&gt;&lt;/span&gt;&lt;/p&gt;&lt;p class="c1"&gt;&lt;span class="c4 c8"&gt;&lt;/span&gt;&lt;/p&gt;&lt;p class="c1"&gt;&lt;span class="c4 c8"&gt;&lt;/span&gt;&lt;/p&gt;&lt;p class="c5"&gt;&lt;span class="c0"&gt;Isr&lt;/span&gt;&lt;span class="c3 c4"&gt;ae&lt;/span&gt;&lt;span class="c0"&gt;l Ray Smith&lt;/span&gt;&lt;/p&gt;&lt;p class="c5"&gt;&lt;span style="overflow: hidden; display: inline-block; margin: 0.00px 0.00px; border: 0.00px solid #000000; transform: rotate(0.00rad) translateZ(0px); -webkit-transform: rotate(0.00rad) translateZ(0px); width: 300.00px; height: 194.00px;"&gt;&lt;img alt="" src="https://lh5.googleusercontent.com/WiVPZDkAbKfmdyxmSy2_0c1MTEYg7ulEGTaz6okejT_nlsycbwfZ5nSz6HD-Q83ub917JRJgSgKBMLdbIR9B81IabD1tI8JMM-Y8L2c_H57j4y90W94zJBOx" style="width: 300.00px; height: 194.00px; margin-left: 0.00px; margin-top: 0.00px; transform: rotate(0.00rad) translateZ(0px); -webkit-transform: rotate(0.00rad) translateZ(0px);" title=""&gt;&lt;/span&gt;&lt;/p&gt;&lt;p class="c5"&gt;&lt;span class="c0"&gt;Age: &lt;/span&gt;&lt;span class="c6 c3"&gt;28&lt;/span&gt;&lt;/p&gt;&lt;p class="c5"&gt;&lt;span class="c0"&gt;Sex: &lt;/span&gt;&lt;span class="c6 c3"&gt;Male&lt;/span&gt;&lt;/p&gt;&lt;p class="c5"&gt;&lt;span class="c0"&gt;Race: &lt;/span&gt;&lt;span class="c6 c3"&gt;White&lt;/span&gt;&lt;/p&gt;&lt;p class="c5"&gt;&lt;span class="c0"&gt;Hair: &lt;/span&gt;&lt;span class="c6 c3"&gt;Brown&lt;/span&gt;&lt;/p&gt;&lt;p class="c5"&gt;&lt;span class="c0"&gt;Eyes:&lt;/span&gt;&lt;/p&gt;&lt;p class="c5"&gt;&lt;span class="c0"&gt;Height:&lt;/span&gt;&lt;span class="c6 c3"&gt; 5&amp;#39; 10&amp;quot;&lt;/span&gt;&lt;/p&gt;&lt;p class="c5"&gt;&lt;span class="c0"&gt;Weight: &lt;/span&gt;&lt;span class="c6 c3"&gt;160&lt;/span&gt;&lt;/p&gt;&lt;p class="c5"&gt;&lt;span class="c0"&gt;Missing From:&lt;/span&gt;&lt;span class="c6 c3"&gt; TOWN OF WYTHEVILLE&lt;/span&gt;&lt;/p&gt;&lt;p class="c5"&gt;&lt;span class="c0"&gt;Missing Since:&lt;/span&gt;&lt;span class="c6 c3"&gt; 03/11/2008&lt;/span&gt;&lt;/p&gt;&lt;p class="c5"&gt;&lt;span class="c0"&gt;Details:&lt;/span&gt;&lt;span class="c6 c3"&gt; SMITH WAS LAST SEEN AT 11:30PM AT THE KANGEROO GAS STATION LOCATED ON THE CORNER OF 4TH STREET AND <text:soft-page-break/>HOLSTON ROAD. ON 3/14/08 THIS DEPARTMENT CONDUCTED A WELFARE CHECK ON THE SUBJECT NOT FINDING HIM HOME. HIS VEHICLE WAS PARKED NEXT TO HIS APARTMENT BUILDING UNLOCKED AND WITH THE KEYS LEFT INSIDE, THE FRONT DOOR TO HIS APARTMENT WAS OPEN, THE T.V. WAS ON AND A GAME CONTROLLER WAS PLUGGED IN AND LEFT &lt;/span&gt;&lt;span class="c3"&gt;LYING&lt;/span&gt;&lt;span class="c6 c3"&gt; IN THE MIDDLE OF THE LIVING ROOM FLOOR.&lt;/span&gt;&lt;/p&gt;&lt;p class="c5"&gt;&lt;span class="c0"&gt;CONTACT:&lt;/span&gt;&lt;span class="c6 c3"&gt; WYTHEVILLE POLICE DEPARTMENT, VA J.D.CLAYPOOL, PATROL &lt;/span&gt;&lt;span class="c3"&gt;SERGEANT&lt;/span&gt;&lt;/p&gt;&lt;p class="c5"&gt;&lt;span class="c6 c3"&gt;G.W.DAVENPORT, INVESTIGATOR 276-223-3300&lt;/span&gt;&lt;/p&gt;&lt;p class="c1"&gt;&lt;span class="c3"&gt;&lt;/span&gt;&lt;/p&gt;&lt;p class="c1"&gt;&lt;span class="c3"&gt;&lt;/span&gt;&lt;/p&gt;&lt;p class="c5"&gt;&lt;span class="c3 c4"&gt;CHRISTY LEIGH SOLOMON&lt;/span&gt;&lt;/p&gt;&lt;p class="c5"&gt;&lt;span style="overflow: hidden; display: inline-block; margin: 0.00px 0.00px; border: 0.00px solid #000000; transform: rotate(0.00rad) translateZ(0px); -webkit-transform: rotate(0.00rad) translateZ(0px); width: 121.20px; height: 151.50px;"&gt;&lt;img alt="AAA.no photo submitted vsp black gold.jpg" src="https://lh3.googleusercontent.com/9pHW-46wOGIl3b0gnzHhhZJ3CtxLdairLWSIoi01tq6Df7mzDgy-vumMQy0xbwj5WkfGyVRC11yNMsNElZBihwYPbTwzmnkMMYLS_Rah-ioj27MPKVQAyb3aFMQRvR_kVQ" style="width: 121.20px; height: 151.50px; margin-left: 0.00px; margin-top: 0.00px; transform: rotate(0.00rad) translateZ(0px); -webkit-transform: rotate(0.00rad) translateZ(0px);" title=""&gt;&lt;/span&gt;&lt;/p&gt;&lt;p class="c1"&gt;&lt;span class="c3"&gt;&lt;/span&gt;&lt;/p&gt;&lt;p&gt;&lt;span class="c3 c4"&gt;Age:&lt;/span&gt;&lt;span class="c3"&gt; 29&lt;/span&gt;&lt;/p&gt;&lt;p&gt;&lt;span class="c3 c4"&gt;Sex: &lt;/span&gt;&lt;span class="c3"&gt;FEMALE&lt;/span&gt;&lt;/p&gt;&lt;p&gt;&lt;span class="c3 c4"&gt;Race:&lt;/span&gt;&lt;span</text:p>
      <text:p text:style-name="P1"><text:s/>class="c3"&gt; WHITE&lt;/span&gt;&lt;/p&gt;&lt;p&gt;&lt;span class="c3 c4"&gt;Hair: &lt;/span&gt;&lt;span class="c3"&gt;BROWN&lt;/span&gt;&lt;/p&gt;&lt;p&gt;&lt;span class="c3 c4"&gt;Eyes:&lt;/span&gt;&lt;span class="c3"&gt; BROWN&lt;/span&gt;&lt;/p&gt;&lt;p&gt;&lt;span class="c3 c4"&gt;Height: &lt;/span&gt;&lt;span class="c3"&gt;5’8”&lt;/span&gt;&lt;/p&gt;&lt;p&gt;&lt;span class="c3 c4"&gt;Weight: &lt;/span&gt;&lt;span class="c3"&gt;115 lbs&lt;/span&gt;&lt;/p&gt;&lt;p&gt;&lt;span class="c3 c4"&gt;Missing From:&lt;/span&gt;&lt;span class="c3"&gt; RIDGEWAY, VIRGINIA&lt;/span&gt;&lt;/p&gt;&lt;p&gt;&lt;span class="c3 c4"&gt;Missing Since:&lt;/span&gt;&lt;span class="c3"&gt; 04/04/2016&lt;/span&gt;&lt;/p&gt;&lt;p&gt;&lt;span class="c3 c4"&gt;Details:&lt;/span&gt;&lt;span class="c3"&gt; CHRISTY WAS LAST SEEN WEARING A PINK SHIRT, BLACK AND WHITE TANK TOP, BLACK PANTS, A PINK BANDANA, AND GRAY FLATS.  SHE HAS TATTOOS: ‘PAPA’ ON HER CHEST, ‘RILEY’ ON HER SHOULDER, AND ‘COLBY’ ON HER RIGHT FOOT.  CHRISTY WAS LAST SEEN DRIVING A 2003 PONTIAC SUNFIRE, BLACK IN COLOR, WITH AN UNKNOWN LICENSE PLATE.&lt;/span&gt;&lt;/p&gt;&lt;p&gt;&lt;span class="c3 c4"&gt;Contact:&lt;/span&gt;&lt;span class="c3"&gt; HENRY COUNTY SHERIFF’S OFFICE 276-638-8751&lt;/span&gt;&lt;/p&gt;&lt;p class="c1"&gt;&lt;span class="c3"&gt;&lt;/span&gt;&lt;/p&gt;&lt;p class="c1"&gt;&lt;span class="c3"&gt;&lt;/span&gt;&lt;/p&gt;&lt;p class="c5"&gt;&lt;span class="c3"&gt;John William Spiers&lt;/span&gt;&lt;/p&gt;&lt;p class="c5"&gt;&lt;span style="overflow: hidden; display: inline-block; margin: 0.00px 0.00px; border: 0.00px solid #000000; transform: rotate(0.00rad) translateZ(0px); -webkit-transform: rotate(0.00rad) translateZ(0px); width: 127.25px; height: 157.50px;"&gt;&lt;img alt="AAA.no photo submitted vsp black gold.jpg" src="https://lh4.googleusercontent.com/3ku8GmJFsF3HpACUSN3d2Yl_0jBhsOY3V4BwurMXpC0gQ9CohbUIoAJHUH8TqQzVzJAEEJJ7mqE6aDCZcS3Qe7RzoZjU1-hoCOicDt605y3_CU-2NpVz97PFMfQciSD1" style="width: 127.25px; height: 157.50px; margin-left: 0.00px; margin-top: 0.00px; transform: rotate(0.00rad) translateZ(0px); -webkit-transform: rotate(0.00rad) translateZ(0px);" title=""&gt;&lt;/span&gt;&lt;/p&gt;&lt;p class="c1"&gt;&lt;span class="c3"&gt;&lt;/span&gt;&lt;/p&gt;&lt;p&gt;&lt;span class="c3 c4"&gt;Age:&lt;/span&gt;&lt;span class="c3"&gt; 70&lt;/span&gt;&lt;/p&gt;&lt;p&gt;&lt;span class="c3 c4"&gt;Sex: &lt;/span&gt;&lt;span class="c3"&gt;Male&lt;/span&gt;&lt;/p&gt;&lt;p&gt;&lt;span class="c3 c4"&gt;Race:&lt;/span&gt;&lt;span class="c3"&gt; White&lt;/span&gt;&lt;/p&gt;&lt;p&gt;&lt;span class="c3 c4"&gt;Hair: &lt;/span&gt;&lt;span class="c3"&gt;Gray&lt;/span&gt;&lt;/p&gt;&lt;p&gt;&lt;span class="c3 c4"&gt;Eyes:&lt;/span&gt;&lt;span class="c3"&gt; Blue&lt;/span&gt;&lt;/p&gt;&lt;p&gt;&lt;span class="c3 c4"&gt;Height: &lt;/span&gt;&lt;span class="c3"&gt;5’8”&lt;/span&gt;&lt;/p&gt;&lt;p&gt;&lt;span class="c3 c4"&gt;Weight: &lt;/span&gt;&lt;span class="c3"&gt;185 lbs&lt;/span&gt;&lt;/p&gt;&lt;p&gt;&lt;span class="c3 c4"&gt;Missing From:&lt;/span&gt;&lt;span class="c3"&gt; Chesterfield, Virginia&lt;/span&gt;&lt;/p&gt;&lt;p&gt;&lt;span class="c3 c4"&gt;Missing Since:&lt;/span&gt;&lt;span class="c3"&gt; 11/22/1977&lt;/span&gt;&lt;/p&gt;&lt;p&gt;&lt;span class="c3 c4"&gt;Details:&lt;/span&gt;&lt;span class="c3"&gt; John wears glasses and has a crippled right leg.&lt;/span&gt;&lt;/p&gt;&lt;p&gt;&lt;span class="c3 c4"&gt;Contact:&lt;/span&gt;&lt;span class="c3"&gt; Chesterfield <text:soft-page-break/>Police Department 804-748-1251&lt;/span&gt;&lt;/p&gt;&lt;p class="c1"&gt;&lt;span class="c3"&gt;&lt;/span&gt;&lt;/p&gt;&lt;p class="c1"&gt;&lt;span class="c6 c3"&gt;&lt;/span&gt;&lt;/p&gt;&lt;a id="id.kpbon-1v7fql"&gt;&lt;/a&gt;&lt;p class="c5"&gt;&lt;span class="c7 c4"&gt;T &lt;/span&gt;&lt;/p&gt;&lt;p class="c1"&gt;&lt;span class="c4 c8"&gt;&lt;/span&gt;&lt;/p&gt;&lt;p class="c5"&gt;&lt;span class="c4 c8"&gt;CINDY TAVER-WHITE&lt;/span&gt;&lt;/p&gt;&lt;p class="c5"&gt;&lt;span style="overflow: hidden; display: inline-block; margin: 0.00px 0.00px; border: 0.00px solid #000000; transform: rotate(0.00rad) translateZ(0px); -webkit-transform: rotate(0.00rad) translateZ(0px); width: 105.50px; height: 140.47px;"&gt;&lt;img alt="TAVER-WHITE MISSING1.jpg" src="https://lh3.googleusercontent.com/J2ms5XQcZscDdSXOoYHbnXHcxLlxcahT4AmqJZTinvx43j_DjZJi0tG7mkfqpjy3rZ5h0F0DydQ35pzAiG1AgsK16MTc36Qa4gqGw6_LN0um_Dr-ZkBU73hyT62r4f2jFQ" style="width: 105.50px; height: 140.47px; margin-left: 0.00px; margin-top: 0.00px; transform: rotate(0.00rad) translateZ(0px); -webkit-transform: rotate(0.00rad) translateZ(0px);" title=""&gt;&lt;/span&gt;&lt;/p&gt;&lt;p&gt;&lt;span class="c3 c4"&gt;Age:&lt;/span&gt;&lt;span class="c3"&gt; 43&lt;/span&gt;&lt;/p&gt;&lt;p&gt;&lt;span class="c3 c4"&gt;Sex: &lt;/span&gt;&lt;span class="c3"&gt;Female&lt;/span&gt;&lt;/p&gt;&lt;p&gt;&lt;span class="c3 c4"&gt;Race:&lt;/span&gt;&lt;span class="c3"&gt; Black&lt;/span&gt;&lt;/p&gt;&lt;p&gt;&lt;span class="c3 c4"&gt;Hair: &lt;/span&gt;&lt;span class="c3"&gt;Black&lt;/span&gt;&lt;/p&gt;&lt;p&gt;&lt;span class="c3 c4"&gt;Eyes:&lt;/span&gt;&lt;span class="c3"&gt; Brown&lt;/span&gt;&lt;/p&gt;&lt;p&gt;&lt;span class="c3 c4"&gt;Height: &lt;/span&gt;&lt;span class="c3"&gt;5’4”&lt;/span&gt;&lt;/p&gt;&lt;p&gt;&lt;span class="c3 c4"&gt;Weight: &lt;/span&gt;&lt;span class="c3"&gt;185 lbs&lt;/span&gt;&lt;/p&gt;&lt;p&gt;&lt;span class="c3 c4"&gt;Missing From:&lt;/span&gt;&lt;span class="c3"&gt; Portsmouth, Virginia&lt;/span&gt;&lt;/p&gt;&lt;p&gt;&lt;span class="c3 c4"&gt;Missing Since:&lt;/span&gt;&lt;span class="c3"&gt; 10/28/1972&lt;/span&gt;&lt;/p&gt;&lt;p&gt;&lt;span class="c3 c4"&gt;Details:&lt;/span&gt;&lt;span class="c3"&gt; Cindy was last known to be wearing a pink hoodie, a blue scarf, and blue jeans.  Cindy has been know to abuse drugs in the past.&lt;/span&gt;&lt;/p&gt;&lt;p&gt;&lt;span class="c3 c4"&gt;Contact:&lt;/span&gt;&lt;span class="c3"&gt; Portsmouth Police Department 757-393-8814&lt;/span&gt;&lt;/p&gt;&lt;p class="c1"&gt;&lt;span class="c4 c8"&gt;&lt;/span&gt;&lt;/p&gt;&lt;p class="c1"&gt;&lt;span class="c4 c8"&gt;&lt;/span&gt;&lt;/p&gt;&lt;p class="c1"&gt;&lt;span class="c4 c8"&gt;&lt;/span&gt;&lt;/p&gt;&lt;p class="c1"&gt;&lt;span class="c7 c4"&gt;&lt;/span&gt;&lt;/p&gt;&lt;a id="id.7zc7lg-zkrjj"&gt;&lt;/a&gt;&lt;p class="c5"&gt;&lt;span class="c7 c4"&gt;U &lt;/span&gt;&lt;/p&gt;&lt;p class="c1"&gt;&lt;span class="c4 c8"&gt;&lt;/span&gt;&lt;/p&gt;&lt;p class="c1"&gt;&lt;span class="c4 c10"&gt;&lt;/span&gt;&lt;/p&gt;&lt;p class="c1"&gt;&lt;span class="c4 c10"&gt;&lt;/span&gt;&lt;/p&gt;&lt;p class="c1"&gt;&lt;span class="c4 c10"&gt;&lt;/span&gt;&lt;/p&gt;&lt;p class="c1"&gt;&lt;span class="c4 c10"&gt;&lt;/span&gt;&lt;/p&gt;&lt;p class="c1"&gt;&lt;span class="c4 c10"&gt;&lt;/span&gt;&lt;/p&gt;&lt;p class="c1"&gt;&lt;span class="c4 c10"&gt;&lt;/span&gt;&lt;/p&gt;&lt;p class="c1"&gt;&lt;span class="c4 c10"&gt;&lt;/span&gt;&lt;/p&gt;&lt;a id="id.5qvftk-6a2mwg"&gt;&lt;/a&gt;&lt;p class="c5"&gt;&lt;span class="c7 c4"&gt;V &lt;/span&gt;&lt;/p&gt;&lt;p class="c1"&gt;&lt;span class="c7 c4"&gt;&lt;/span&gt;&lt;/p&gt;&lt;a id="id.94pif9-x2w4ya"&gt;&lt;/a&gt;&lt;p class="c5"&gt;&lt;span class="c7 c4"&gt;W &lt;/span&gt;&lt;/p&gt;&lt;p class="c1"&gt;&lt;span class="c4 c8"&gt;&lt;/span&gt;&lt;/p&gt;&lt;p class="c1"&gt;&lt;span class="c4 c8"&gt;&lt;/span&gt;&lt;/p&gt;&lt;p class="c1"&gt;&lt;span class="c4 c8"&gt;&lt;/span&gt;&lt;/p&gt;&lt;p class="c1"&gt;&lt;span class="c4 c8"&gt;&lt;/span&gt;&lt;/p&gt;&lt;p class="c1"&gt;&lt;span class="c4 c8"&gt;&lt;/span&gt;&lt;/p&gt;&lt;p class="c5"&gt;&lt;span class="c0"&gt;Virginia Welch&lt;/span&gt;&lt;/p&gt;&lt;p class="c5"&gt;&lt;span style="overflow: hidden; display: inline-block; margin: 0.00px 0.00px; border: 0.00px solid #000000; transform: rotate(0.00rad) translateZ(0px); -webkit-transform: rotate(0.00rad) translateZ(0px); width: 429.00px; height: 275.00px;"&gt;&lt;img alt="" src="https://lh5.googleusercontent.com/JNlbpLLWy9-JUamGu9Y-ntcL3zSjbx379XjxhbExGMdbXVJNoWjjYxnJWSs8w8N8mOJriLVqT5NSRLU4Fc_hL-MVaQ22uLAGKMQ3yeO97j0EfJtsuZHFlApr" style="width: 429.00px; height: 275.00px; margin-left: 0.00px; margin-top: 0.00px; transform: rotate(0.00rad) translateZ(0px); -webkit-transform: rotate(0.00rad) translateZ(0px);" title=""&gt;&lt;/span&gt;&lt;/p&gt;&lt;p class="c5"&gt;&lt;span class="c0"&gt;Age: &lt;/span&gt;&lt;span class="c6 c3"&gt;47&lt;/span&gt;&lt;/p&gt;&lt;p class="c5"&gt;&lt;span class="c0"&gt;Sex: &lt;/span&gt;&lt;span class="c6 c3"&gt;Female&lt;/span&gt;&lt;/p&gt;&lt;p class="c5"&gt;&lt;span class="c0"&gt;Race:&lt;/span&gt;&lt;span class="c6 c3"&gt; White&lt;/span&gt;&lt;/p&gt;&lt;p class="c5"&gt;&lt;span class="c0"&gt;Hair: &lt;/span&gt;&lt;span class="c6 c3"&gt;Brown&lt;/span&gt;&lt;/p&gt;&lt;p class="c5"&gt;&lt;span class="c0"&gt;Eyes: &lt;/span&gt;&lt;span class="c6 c3"&gt;Blue&lt;/span&gt;&lt;/p&gt;&lt;p class="c5"&gt;&lt;span class="c0"&gt;Height: &lt;/span&gt;&lt;span class="c6 c3"&gt;5&amp;#39; 7&amp;quot;&lt;/span&gt;&lt;/p&gt;&lt;p class="c5"&gt;&lt;span class="c0"&gt;Weight: &lt;/span&gt;&lt;span class="c6 c3"&gt;135 pounds&lt;/span&gt;&lt;/p&gt;&lt;p class="c5"&gt;&lt;span class="c0"&gt;Missing From: &lt;/span&gt;&lt;span class="c6 c3"&gt;Roanoke, VA&lt;/span&gt;&lt;/p&gt;&lt;p class="c5"&gt;&lt;span class="c0"&gt;Missing Since:&lt;/span&gt;&lt;span class="c6 c3"&gt; 07/12/1982&lt;/span&gt;&lt;/p&gt;&lt;p class="c5"&gt;&lt;span class="c0"&gt;Details: &lt;/span&gt;&lt;span class="c6 c3"&gt;Ms. Welch went <text:soft-page-break/>missing shortly after she had relocated to the area.  She had previously been enlisted in the United States Army, but was medically discharged several years before her disappearance.  At the time of her disappearance, Virginia had a tattoo of a red rose on her right forearm and a tattoo of a hummingbird on her left breast. She had naturally curly, dark hair.  The pictures shown depict Virginia around the time of her disappearance, as well as an age progressed image to show what she might look like today. &lt;/span&gt;&lt;span class="c0"&gt;Contact: &lt;/span&gt;&lt;span class="c6 c3"&gt;Detective L.P. Manning, Major Crimes Unit, Roanoke City Police Department 540-853-5305 540-853-5959&lt;/span&gt;&lt;/p&gt;&lt;p class="c1"&gt;&lt;span class="c6 c3"&gt;&lt;/span&gt;&lt;/p&gt;&lt;p class="c5"&gt;&lt;span class="c0"&gt;Margaret Gail Stamper White&lt;/span&gt;&lt;/p&gt;&lt;p class="c5"&gt;&lt;span style="overflow: hidden; display: inline-block; margin: 0.00px 0.00px; border: 0.00px solid #000000; transform: rotate(0.00rad) translateZ(0px); -webkit-transform: rotate(0.00rad) translateZ(0px); width: 225.00px; height: 271.00px;"&gt;&lt;img alt="" src="https://lh5.googleusercontent.com/jxd25gq7IbrqPv7DimlddNiHAsO2VjOWyulu01BLldXQ228r3bDanPYLNXwu55L70eFsoJ8VZpjCHSjvYyQcfSpxwTLMpyI9A__quQAUnHzY-myaG4DSH-lf" style="width: 225.00px; height: 271.00px; margin-left: 0.00px; margin-top: 0.00px; transform: rotate(0.00rad) translateZ(0px); -webkit-transform: rotate(0.00rad) translateZ(0px);" title=""&gt;&lt;/span&gt;&lt;/p&gt;&lt;p class="c5"&gt;&lt;span class="c0"&gt;Age: &lt;/span&gt;&lt;span class="c6 c3"&gt;35&lt;/span&gt;&lt;/p&gt;&lt;p class="c5"&gt;&lt;span class="c0"&gt;Sex: &lt;/span&gt;&lt;span class="c6 c3"&gt;Female&lt;/span&gt;&lt;/p&gt;&lt;p class="c5"&gt;&lt;span class="c0"&gt;Race:&lt;/span&gt;&lt;span class="c6 c3"&gt; White&lt;/span&gt;&lt;/p&gt;&lt;p class="c5"&gt;&lt;span class="c0"&gt;Hair: &lt;/span&gt;&lt;span class="c6 c3"&gt;Blonde &lt;/span&gt;&lt;/p&gt;&lt;p class="c5"&gt;&lt;span class="c0"&gt;Eyes: &lt;/span&gt;&lt;span class="c6 c3"&gt;Blue&lt;/span&gt;&lt;/p&gt;&lt;p class="c5"&gt;&lt;span class="c0"&gt;Height: &lt;/span&gt;&lt;span class="c6 c3"&gt;5&amp;#39; 2&amp;quot;&lt;/span&gt;&lt;/p&gt;&lt;p class="c5"&gt;&lt;span class="c0"&gt;Weight: &lt;/span&gt;&lt;span class="c6 c3"&gt;110lbs&lt;/span&gt;&lt;/p&gt;&lt;p class="c5"&gt;&lt;span class="c0"&gt;Missing From:&lt;/span&gt;&lt;span class="c6 c3"&gt; Augusta County, Virginia&lt;/span&gt;&lt;/p&gt;&lt;p class="c5"&gt;&lt;span class="c0"&gt;Missing Since:&lt;/span&gt;&lt;span class="c6 c3"&gt; 05/13/2008&lt;/span&gt;&lt;/p&gt;&lt;p class="c5"&gt;&lt;span class="c0"&gt;Details: &lt;/span&gt;&lt;span class="c6 c3"&gt;Margaret has a tatto of &amp;quot;BS&amp;quot; on her left forearm, a heart on her buttocks and has c-section scars. She had recent dental work with all teeth pulled.&lt;/span&gt;&lt;/p&gt;&lt;p class="c5"&gt;&lt;span class="c0"&gt;Contact:&lt;/span&gt;&lt;span class="c6 c3"&gt; Augusta County Sheriff&amp;#39;s Office at 540-245-5333.&lt;/span&gt;&lt;/p&gt;&lt;p class="c1"&gt;&lt;span class="c7 c4"&gt;&lt;/span&gt;&lt;/p&gt;&lt;a id="id.c623m2-c068pb"&gt;&lt;/a&gt;&lt;p class="c5"&gt;&lt;span class="c7 c4"&gt;X &lt;/span&gt;&lt;/p&gt;&lt;p class="c1"&gt;&lt;span class="c4 c7"&gt;&lt;/span&gt;&lt;/p&gt;&lt;a</text:p>
      <text:p text:style-name="P1"><text:s/>id="id.39izgd-2zb0uw"&gt;&lt;/a&gt;&lt;p class="c5"&gt;&lt;span class="c7 c4"&gt;Y &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1"&gt;&lt;span class="c4 c8"&gt;&lt;/span&gt;&lt;/p&gt;&lt;p class="c5"&gt;&lt;span class="c4 c10"&gt;York County Unidentified&lt;/span&gt;&lt;/p&gt;&lt;p class="c5"&gt;&lt;span style="overflow: hidden; display: inline-block; margin: 0.00px 0.00px; border: 0.00px solid #000000; transform: rotate(0.00rad) translateZ(0px); -webkit-transform: rotate(0.00rad) translateZ(0px); width: 362.50px; height: 279.19px;"&gt;&lt;img alt="YORK COUNTY UNIDENTIFIED.jpg" src="https://lh6.googleusercontent.com/hrO7cPg0NRrHdACxkDC_fmo3OdGQQmi_Giz541xg2qpCSoKbT3jTx9DGtBtpyllzeQuTHOSPeqlm3A97h3m9MZ-hAXyoapnZc-eJIcjHKBcikMTSEH2prxE0-3wy0OMUgQ" style="width: 362.50px; height: 279.19px; margin-left: 0.00px; margin-top: 0.00px; transform: rotate(0.00rad) translateZ(0px); -webkit-transform: rotate(0.00rad) translateZ(0px);" title=""&gt;&lt;/span&gt;&lt;/p&gt;&lt;p&gt;&lt;span class="c3 c4"&gt;Age: &lt;/span&gt;&lt;span class="c3"&gt;25-35&lt;/span&gt;&lt;/p&gt;&lt;p&gt;&lt;span class="c3 c4"&gt;Sex: &lt;/span&gt;&lt;span class="c3"&gt;Female&lt;/span&gt;&lt;/p&gt;&lt;p&gt;&lt;span class="c3 c4"&gt;Race:&lt;/span&gt;&lt;span class="c3"&gt; Unknown&lt;/span&gt;&lt;/p&gt;&lt;p&gt;&lt;span class="c3 c4"&gt;Hair: &lt;/span&gt;&lt;/p&gt;&lt;p&gt;&lt;span class="c3 c4"&gt;Eyes: &lt;/span&gt;&lt;/p&gt;&lt;p&gt;&lt;span class="c3 c4"&gt;Height: &lt;/span&gt;&lt;span <text:soft-page-break/>class="c3"&gt;5’5” - 5’’8&amp;quot;&lt;/span&gt;&lt;/p&gt;&lt;p&gt;&lt;span class="c3 c4"&gt;Weight: &lt;/span&gt;&lt;/p&gt;&lt;p&gt;&lt;span class="c3 c4"&gt;Missing From:&lt;/span&gt;&lt;span class="c3"&gt; York County, Virginia&lt;/span&gt;&lt;/p&gt;&lt;p&gt;&lt;span class="c3 c4"&gt;Missing Since:&lt;/span&gt;&lt;span class="c3"&gt; 11/29/1972&lt;/span&gt;&lt;/p&gt;&lt;p&gt;&lt;span class="c3 c4"&gt;Details: &lt;/span&gt;&lt;span class="c3"&gt;On November 29, 1972, remains of a female were found in York County.  She may have been wearing a gray &lt;/span&gt;&lt;/p&gt;&lt;p&gt;&lt;span class="c3"&gt;or off white sweater, white blouse, black and white dress, and brown loafers with tassels.&lt;/span&gt;&lt;/p&gt;&lt;p&gt;&lt;span class="c3 c4"&gt;Contact:&lt;/span&gt;&lt;span class="c3"&gt; York-Poquoson Sheriff&amp;#39;s Office at 757-890-3630.&lt;/span&gt;&lt;/p&gt;&lt;p class="c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0T22:01:32.111835538</dc:date>
    <meta:editing-duration>PT13M53S</meta:editing-duration>
    <meta:editing-cycles>1</meta:editing-cycles>
    <meta:document-statistic meta:table-count="0" meta:image-count="0" meta:object-count="0" meta:page-count="24" meta:paragraph-count="11" meta:word-count="7301" meta:character-count="101435" meta:non-whitespace-character-count="93989"/>
    <meta:generator>LibreOffice/5.0.5.2$Linux_X86_64 LibreOffice_project/00$Build-2</meta:generator>
  </office:meta>
</office:document-meta>
</file>